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088cm"/>
    </style:style>
    <style:style style:name="Таблица1.C" style:family="table-column">
      <style:table-column-properties style:column-width="1.51cm"/>
    </style:style>
    <style:style style:name="Таблица1.D" style:family="table-column">
      <style:table-column-properties style:column-width="1.819cm"/>
    </style:style>
    <style:style style:name="Таблица1.F" style:family="table-column">
      <style:table-column-properties style:column-width="2.129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2.131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145cm"/>
    </style:style>
    <style:style style:name="Таблица2.G" style:family="table-column">
      <style:table-column-properties style:column-width="1.139cm"/>
    </style:style>
    <style:style style:name="Таблица2.H" style:family="table-column">
      <style:table-column-properties style:column-width="6.07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7.073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51cm"/>
    </style:style>
    <style:style style:name="Таблица3.C" style:family="table-column">
      <style:table-column-properties style:column-width="1.298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2.131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145cm"/>
    </style:style>
    <style:style style:name="Таблица4.G" style:family="table-column">
      <style:table-column-properties style:column-width="1.139cm"/>
    </style:style>
    <style:style style:name="Таблица4.H" style:family="table-column">
      <style:table-column-properties style:column-width="6.07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7.258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51cm"/>
    </style:style>
    <style:style style:name="Таблица5.D" style:family="table-column">
      <style:table-column-properties style:column-width="1.483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2.291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5.062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6.385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139cm"/>
    </style:style>
    <style:style style:name="Таблица7.C" style:family="table-column">
      <style:table-column-properties style:column-width="1.351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2.297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G" style:family="table-column">
      <style:table-column-properties style:column-width="1.325cm"/>
    </style:style>
    <style:style style:name="Таблица8.H" style:family="table-column">
      <style:table-column-properties style:column-width="5.084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7.285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51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291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062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7.073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51cm"/>
    </style:style>
    <style:style style:name="Таблица11.C" style:family="table-column">
      <style:table-column-properties style:column-width="1.298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291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062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7.285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51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284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5.069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7.073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51cm"/>
    </style:style>
    <style:style style:name="Таблица15.C" style:family="table-column">
      <style:table-column-properties style:column-width="1.298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2.29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G" style:family="table-column">
      <style:table-column-properties style:column-width="1.325cm"/>
    </style:style>
    <style:style style:name="Таблица16.H" style:family="table-column">
      <style:table-column-properties style:column-width="5.091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7.258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51cm"/>
    </style:style>
    <style:style style:name="Таблица17.D" style:family="table-column">
      <style:table-column-properties style:column-width="1.483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3.094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33cm"/>
    </style:style>
    <style:style style:name="Таблица18.H" style:family="table-column">
      <style:table-column-properties style:column-width="4.339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7.258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51cm"/>
    </style:style>
    <style:style style:name="Таблица19.C" style:family="table-column">
      <style:table-column-properties style:column-width="1.483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3.094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3cm"/>
    </style:style>
    <style:style style:name="Таблица20.H" style:family="table-column">
      <style:table-column-properties style:column-width="4.339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7.285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51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3.173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57cm"/>
    </style:style>
    <style:style style:name="Таблица22.H" style:family="table-column">
      <style:table-column-properties style:column-width="4.18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7.285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51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4" style:family="table">
      <style:table-properties style:width="18cm" table:align="left"/>
    </style:style>
    <style:style style:name="Таблица24.A" style:family="table-column">
      <style:table-column-properties style:column-width="3.177cm"/>
    </style:style>
    <style:style style:name="Таблица24.B" style:family="table-column">
      <style:table-column-properties style:column-width="0.875cm"/>
    </style:style>
    <style:style style:name="Таблица24.C" style:family="table-column">
      <style:table-column-properties style:column-width="1.351cm"/>
    </style:style>
    <style:style style:name="Таблица24.D" style:family="table-column">
      <style:table-column-properties style:column-width="2.357cm"/>
    </style:style>
    <style:style style:name="Таблица24.G" style:family="table-column">
      <style:table-column-properties style:column-width="1.325cm"/>
    </style:style>
    <style:style style:name="Таблица24.H" style:family="table-column">
      <style:table-column-properties style:column-width="4.203cm"/>
    </style:style>
    <style:style style:name="Таблица2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4.H1" style:family="table-cell">
      <style:table-cell-properties style:vertical-align="middle" style:border-line-width="0cm 0.004cm 0.002cm" fo:padding="0.049cm" fo:border="0.05pt double #808080"/>
    </style:style>
    <style:style style:name="Таблица2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5" style:family="table">
      <style:table-properties style:width="7.285cm" table:align="left"/>
    </style:style>
    <style:style style:name="Таблица25.A" style:family="table-column">
      <style:table-column-properties style:column-width="1.378cm"/>
    </style:style>
    <style:style style:name="Таблица25.B" style:family="table-column">
      <style:table-column-properties style:column-width="1.51cm"/>
    </style:style>
    <style:style style:name="Таблица2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5.E1" style:family="table-cell">
      <style:table-cell-properties style:vertical-align="middle" style:border-line-width="0cm 0.004cm 0.002cm" fo:padding="0.049cm" fo:border="0.05pt double #808080"/>
    </style:style>
    <style:style style:name="Таблица2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6" style:family="table">
      <style:table-properties style:width="18cm" table:align="left"/>
    </style:style>
    <style:style style:name="Таблица26.A" style:family="table-column">
      <style:table-column-properties style:column-width="3.177cm"/>
    </style:style>
    <style:style style:name="Таблица26.B" style:family="table-column">
      <style:table-column-properties style:column-width="0.875cm"/>
    </style:style>
    <style:style style:name="Таблица26.C" style:family="table-column">
      <style:table-column-properties style:column-width="1.351cm"/>
    </style:style>
    <style:style style:name="Таблица26.D" style:family="table-column">
      <style:table-column-properties style:column-width="2.33cm"/>
    </style:style>
    <style:style style:name="Таблица26.E" style:family="table-column">
      <style:table-column-properties style:column-width="2.357cm"/>
    </style:style>
    <style:style style:name="Таблица26.H" style:family="table-column">
      <style:table-column-properties style:column-width="4.203cm"/>
    </style:style>
    <style:style style:name="Таблица2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6.H1" style:family="table-cell">
      <style:table-cell-properties style:vertical-align="middle" style:border-line-width="0cm 0.004cm 0.002cm" fo:padding="0.049cm" fo:border="0.05pt double #808080"/>
    </style:style>
    <style:style style:name="Таблица2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7" style:family="table">
      <style:table-properties style:width="7.073cm" table:align="left"/>
    </style:style>
    <style:style style:name="Таблица27.A" style:family="table-column">
      <style:table-column-properties style:column-width="1.378cm"/>
    </style:style>
    <style:style style:name="Таблица27.B" style:family="table-column">
      <style:table-column-properties style:column-width="1.51cm"/>
    </style:style>
    <style:style style:name="Таблица27.C" style:family="table-column">
      <style:table-column-properties style:column-width="1.298cm"/>
    </style:style>
    <style:style style:name="Таблица2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7.E1" style:family="table-cell">
      <style:table-cell-properties style:vertical-align="middle" style:border-line-width="0cm 0.004cm 0.002cm" fo:padding="0.049cm" fo:border="0.05pt double #808080"/>
    </style:style>
    <style:style style:name="Таблица2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8" style:family="table">
      <style:table-properties style:width="18cm" table:align="left"/>
    </style:style>
    <style:style style:name="Таблица28.A" style:family="table-column">
      <style:table-column-properties style:column-width="3.18cm"/>
    </style:style>
    <style:style style:name="Таблица28.B" style:family="table-column">
      <style:table-column-properties style:column-width="0.875cm"/>
    </style:style>
    <style:style style:name="Таблица28.C" style:family="table-column">
      <style:table-column-properties style:column-width="1.351cm"/>
    </style:style>
    <style:style style:name="Таблица28.D" style:family="table-column">
      <style:table-column-properties style:column-width="2.33cm"/>
    </style:style>
    <style:style style:name="Таблица28.E" style:family="table-column">
      <style:table-column-properties style:column-width="2.357cm"/>
    </style:style>
    <style:style style:name="Таблица28.G" style:family="table-column">
      <style:table-column-properties style:column-width="1.325cm"/>
    </style:style>
    <style:style style:name="Таблица28.H" style:family="table-column">
      <style:table-column-properties style:column-width="4.226cm"/>
    </style:style>
    <style:style style:name="Таблица2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8.H1" style:family="table-cell">
      <style:table-cell-properties style:vertical-align="middle" style:border-line-width="0cm 0.004cm 0.002cm" fo:padding="0.049cm" fo:border="0.05pt double #808080"/>
    </style:style>
    <style:style style:name="Таблица2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9" style:family="table">
      <style:table-properties style:width="7.285cm" table:align="left"/>
    </style:style>
    <style:style style:name="Таблица29.A" style:family="table-column">
      <style:table-column-properties style:column-width="1.378cm"/>
    </style:style>
    <style:style style:name="Таблица29.B" style:family="table-column">
      <style:table-column-properties style:column-width="1.51cm"/>
    </style:style>
    <style:style style:name="Таблица2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9.E1" style:family="table-cell">
      <style:table-cell-properties style:vertical-align="middle" style:border-line-width="0cm 0.004cm 0.002cm" fo:padding="0.049cm" fo:border="0.05pt double #808080"/>
    </style:style>
    <style:style style:name="Таблица2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0" style:family="table">
      <style:table-properties style:width="18cm" table:align="left"/>
    </style:style>
    <style:style style:name="Таблица30.A" style:family="table-column">
      <style:table-column-properties style:column-width="2.452cm"/>
    </style:style>
    <style:style style:name="Таблица30.B" style:family="table-column">
      <style:table-column-properties style:column-width="0.875cm"/>
    </style:style>
    <style:style style:name="Таблица30.C" style:family="table-column">
      <style:table-column-properties style:column-width="1.351cm"/>
    </style:style>
    <style:style style:name="Таблица30.D" style:family="table-column">
      <style:table-column-properties style:column-width="2.357cm"/>
    </style:style>
    <style:style style:name="Таблица30.H" style:family="table-column">
      <style:table-column-properties style:column-width="4.902cm"/>
    </style:style>
    <style:style style:name="Таблица3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0.H1" style:family="table-cell">
      <style:table-cell-properties style:vertical-align="middle" style:border-line-width="0cm 0.004cm 0.002cm" fo:padding="0.049cm" fo:border="0.05pt double #808080"/>
    </style:style>
    <style:style style:name="Таблица3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1" style:family="table">
      <style:table-properties style:width="7.285cm" table:align="left"/>
    </style:style>
    <style:style style:name="Таблица31.A" style:family="table-column">
      <style:table-column-properties style:column-width="1.378cm"/>
    </style:style>
    <style:style style:name="Таблица31.B" style:family="table-column">
      <style:table-column-properties style:column-width="1.51cm"/>
    </style:style>
    <style:style style:name="Таблица3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1.E1" style:family="table-cell">
      <style:table-cell-properties style:vertical-align="middle" style:border-line-width="0cm 0.004cm 0.002cm" fo:padding="0.049cm" fo:border="0.05pt double #808080"/>
    </style:style>
    <style:style style:name="Таблица3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2" style:family="table">
      <style:table-properties style:width="18cm" table:align="left"/>
    </style:style>
    <style:style style:name="Таблица32.A" style:family="table-column">
      <style:table-column-properties style:column-width="2.452cm"/>
    </style:style>
    <style:style style:name="Таблица32.B" style:family="table-column">
      <style:table-column-properties style:column-width="0.875cm"/>
    </style:style>
    <style:style style:name="Таблица32.C" style:family="table-column">
      <style:table-column-properties style:column-width="1.351cm"/>
    </style:style>
    <style:style style:name="Таблица32.D" style:family="table-column">
      <style:table-column-properties style:column-width="2.357cm"/>
    </style:style>
    <style:style style:name="Таблица32.H" style:family="table-column">
      <style:table-column-properties style:column-width="4.902cm"/>
    </style:style>
    <style:style style:name="Таблица3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2.H1" style:family="table-cell">
      <style:table-cell-properties style:vertical-align="middle" style:border-line-width="0cm 0.004cm 0.002cm" fo:padding="0.049cm" fo:border="0.05pt double #808080"/>
    </style:style>
    <style:style style:name="Таблица3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3" style:family="table">
      <style:table-properties style:width="7.285cm" table:align="left"/>
    </style:style>
    <style:style style:name="Таблица33.A" style:family="table-column">
      <style:table-column-properties style:column-width="1.378cm"/>
    </style:style>
    <style:style style:name="Таблица33.B" style:family="table-column">
      <style:table-column-properties style:column-width="1.51cm"/>
    </style:style>
    <style:style style:name="Таблица3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3.E1" style:family="table-cell">
      <style:table-cell-properties style:vertical-align="middle" style:border-line-width="0cm 0.004cm 0.002cm" fo:padding="0.049cm" fo:border="0.05pt double #808080"/>
    </style:style>
    <style:style style:name="Таблица3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4" style:family="table">
      <style:table-properties style:width="18cm" table:align="left"/>
    </style:style>
    <style:style style:name="Таблица34.A" style:family="table-column">
      <style:table-column-properties style:column-width="2.708cm"/>
    </style:style>
    <style:style style:name="Таблица34.B" style:family="table-column">
      <style:table-column-properties style:column-width="0.875cm"/>
    </style:style>
    <style:style style:name="Таблица34.C" style:family="table-column">
      <style:table-column-properties style:column-width="1.351cm"/>
    </style:style>
    <style:style style:name="Таблица34.D" style:family="table-column">
      <style:table-column-properties style:column-width="2.357cm"/>
    </style:style>
    <style:style style:name="Таблица34.H" style:family="table-column">
      <style:table-column-properties style:column-width="4.646cm"/>
    </style:style>
    <style:style style:name="Таблица3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4.H1" style:family="table-cell">
      <style:table-cell-properties style:vertical-align="middle" style:border-line-width="0cm 0.004cm 0.002cm" fo:padding="0.049cm" fo:border="0.05pt double #808080"/>
    </style:style>
    <style:style style:name="Таблица3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5" style:family="table">
      <style:table-properties style:width="7.258cm" table:align="left"/>
    </style:style>
    <style:style style:name="Таблица35.A" style:family="table-column">
      <style:table-column-properties style:column-width="1.378cm"/>
    </style:style>
    <style:style style:name="Таблица35.B" style:family="table-column">
      <style:table-column-properties style:column-width="1.51cm"/>
    </style:style>
    <style:style style:name="Таблица35.C" style:family="table-column">
      <style:table-column-properties style:column-width="1.483cm"/>
    </style:style>
    <style:style style:name="Таблица3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5.E1" style:family="table-cell">
      <style:table-cell-properties style:vertical-align="middle" style:border-line-width="0cm 0.004cm 0.002cm" fo:padding="0.049cm" fo:border="0.05pt double #808080"/>
    </style:style>
    <style:style style:name="Таблица3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6" style:family="table">
      <style:table-properties style:width="18cm" table:align="left"/>
    </style:style>
    <style:style style:name="Таблица36.A" style:family="table-column">
      <style:table-column-properties style:column-width="2.708cm"/>
    </style:style>
    <style:style style:name="Таблица36.B" style:family="table-column">
      <style:table-column-properties style:column-width="0.875cm"/>
    </style:style>
    <style:style style:name="Таблица36.C" style:family="table-column">
      <style:table-column-properties style:column-width="1.351cm"/>
    </style:style>
    <style:style style:name="Таблица36.D" style:family="table-column">
      <style:table-column-properties style:column-width="2.357cm"/>
    </style:style>
    <style:style style:name="Таблица36.H" style:family="table-column">
      <style:table-column-properties style:column-width="4.646cm"/>
    </style:style>
    <style:style style:name="Таблица3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6.H1" style:family="table-cell">
      <style:table-cell-properties style:vertical-align="middle" style:border-line-width="0cm 0.004cm 0.002cm" fo:padding="0.049cm" fo:border="0.05pt double #808080"/>
    </style:style>
    <style:style style:name="Таблица3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7" style:family="table">
      <style:table-properties style:width="7.285cm" table:align="left"/>
    </style:style>
    <style:style style:name="Таблица37.A" style:family="table-column">
      <style:table-column-properties style:column-width="1.378cm"/>
    </style:style>
    <style:style style:name="Таблица37.B" style:family="table-column">
      <style:table-column-properties style:column-width="1.51cm"/>
    </style:style>
    <style:style style:name="Таблица3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7.E1" style:family="table-cell">
      <style:table-cell-properties style:vertical-align="middle" style:border-line-width="0cm 0.004cm 0.002cm" fo:padding="0.049cm" fo:border="0.05pt double #808080"/>
    </style:style>
    <style:style style:name="Таблица3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+N2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Ph+-USinglet.mol" text:style-name="Internet_20_link" text:visited-style-name="Visited_20_Internet_20_Link">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46.51</text:p>
          </table:table-cell>
          <table:table-cell table:style-name="Таблица1.A2" office:value-type="string">
            <text:p text:style-name="Table_20_Contents">-82.64</text:p>
          </table:table-cell>
          <table:table-cell table:style-name="Таблица1.A2" office:value-type="string">
            <text:p text:style-name="Table_20_Contents">-129.36</text:p>
          </table:table-cell>
          <table:table-cell table:style-name="Таблица1.F2" office:value-type="string">
            <text:p text:style-name="Table_20_Contents">-46.7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Ph+-UTriplet.mol" text:style-name="Internet_20_link" text:visited-style-name="Visited_20_Internet_20_Link">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26.20</text:p>
          </table:table-cell>
          <table:table-cell table:style-name="Таблица1.A2" office:value-type="string">
            <text:p text:style-name="Table_20_Contents">-162.01</text:p>
          </table:table-cell>
          <table:table-cell table:style-name="Таблица1.A2" office:value-type="string">
            <text:p text:style-name="Table_20_Contents">-211.22</text:p>
          </table:table-cell>
          <table:table-cell table:style-name="Таблица1.F2" office:value-type="string">
            <text:p text:style-name="Table_20_Contents">-49.2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61.41</text:p>
          </table:table-cell>
          <table:table-cell table:style-name="Таблица1.A2" office:value-type="string">
            <text:p text:style-name="Table_20_Contents">123.84</text:p>
          </table:table-cell>
          <table:table-cell table:style-name="Таблица1.A2" office:value-type="string">
            <text:p text:style-name="Table_20_Contents">73.30</text:p>
          </table:table-cell>
          <table:table-cell table:style-name="Таблица1.F2" office:value-type="string">
            <text:p text:style-name="Table_20_Contents">-50.5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36.66</text:p>
          </table:table-cell>
          <table:table-cell table:style-name="Таблица1.A2" office:value-type="string">
            <text:p text:style-name="Table_20_Contents">-167.96</text:p>
          </table:table-cell>
          <table:table-cell table:style-name="Таблица1.A2" office:value-type="string">
            <text:p text:style-name="Table_20_Contents">-220.57</text:p>
          </table:table-cell>
          <table:table-cell table:style-name="Таблица1.F2" office:value-type="string">
            <text:p text:style-name="Table_20_Contents">-52.6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54.35</text:p>
          </table:table-cell>
          <table:table-cell table:style-name="Таблица1.A2" office:value-type="string">
            <text:p text:style-name="Table_20_Contents">-91.30</text:p>
          </table:table-cell>
          <table:table-cell table:style-name="Таблица1.A2" office:value-type="string">
            <text:p text:style-name="Table_20_Contents">-137.60</text:p>
          </table:table-cell>
          <table:table-cell table:style-name="Таблица1.F2" office:value-type="string">
            <text:p text:style-name="Table_20_Contents">-46.3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35.16</text:p>
          </table:table-cell>
          <table:table-cell table:style-name="Таблица1.A2" office:value-type="string">
            <text:p text:style-name="Table_20_Contents">-169.26</text:p>
          </table:table-cell>
          <table:table-cell table:style-name="Таблица1.A2" office:value-type="string">
            <text:p text:style-name="Table_20_Contents">-219.51</text:p>
          </table:table-cell>
          <table:table-cell table:style-name="Таблица1.F2" office:value-type="string">
            <text:p text:style-name="Table_20_Contents">-50.2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58.28</text:p>
          </table:table-cell>
          <table:table-cell table:style-name="Таблица1.A2" office:value-type="string">
            <text:p text:style-name="Table_20_Contents">-95.37</text:p>
          </table:table-cell>
          <table:table-cell table:style-name="Таблица1.A2" office:value-type="string">
            <text:p text:style-name="Table_20_Contents">-141.38</text:p>
          </table:table-cell>
          <table:table-cell table:style-name="Таблица1.F2" office:value-type="string">
            <text:p text:style-name="Table_20_Contents">-46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26.48</text:p>
          </table:table-cell>
          <table:table-cell table:style-name="Таблица1.A2" office:value-type="string">
            <text:p text:style-name="Table_20_Contents">-159.35</text:p>
          </table:table-cell>
          <table:table-cell table:style-name="Таблица1.A2" office:value-type="string">
            <text:p text:style-name="Table_20_Contents">-211.15</text:p>
          </table:table-cell>
          <table:table-cell table:style-name="Таблица1.F2" office:value-type="string">
            <text:p text:style-name="Table_20_Contents">-51.8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80.96</text:p>
          </table:table-cell>
          <table:table-cell table:style-name="Таблица1.A2" office:value-type="string">
            <text:p text:style-name="Table_20_Contents">-115.55</text:p>
          </table:table-cell>
          <table:table-cell table:style-name="Таблица1.A2" office:value-type="string">
            <text:p text:style-name="Table_20_Contents">-163.35</text:p>
          </table:table-cell>
          <table:table-cell table:style-name="Таблица1.F2" office:value-type="string">
            <text:p text:style-name="Table_20_Contents">-47.8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65.01</text:p>
          </table:table-cell>
          <table:table-cell table:style-name="Таблица1.A2" office:value-type="string">
            <text:p text:style-name="Table_20_Contents">-104.32</text:p>
          </table:table-cell>
          <table:table-cell table:style-name="Таблица1.A2" office:value-type="string">
            <text:p text:style-name="Table_20_Contents">-152.68</text:p>
          </table:table-cell>
          <table:table-cell table:style-name="Таблица1.F2" office:value-type="string">
            <text:p text:style-name="Table_20_Contents">-48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2-HOOC-Ph+-USinglet.mol" text:style-name="Internet_20_link" text:visited-style-name="Visited_20_Internet_20_Link">2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66.04</text:p>
          </table:table-cell>
          <table:table-cell table:style-name="Таблица1.A2" office:value-type="string">
            <text:p text:style-name="Table_20_Contents">-100.08</text:p>
          </table:table-cell>
          <table:table-cell table:style-name="Таблица1.A2" office:value-type="string">
            <text:p text:style-name="Table_20_Contents">-149.45</text:p>
          </table:table-cell>
          <table:table-cell table:style-name="Таблица1.F2" office:value-type="string">
            <text:p text:style-name="Table_20_Contents">-49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2" text:style-name="Internet_20_link" text:visited-style-name="Visited_20_Internet_20_Link">12</text:a></text:p>
          </table:table-cell>
          <table:table-cell table:style-name="Таблица1.A2" office:value-type="string">
            <text:p text:style-name="Table_20_Contents"><text:a xlink:type="simple" xlink:href="../mol/2-HOOC-Ph+-UTriplet.mol" text:style-name="Internet_20_link" text:visited-style-name="Visited_20_Internet_20_Link">2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39.00</text:p>
          </table:table-cell>
          <table:table-cell table:style-name="Таблица1.A2" office:value-type="string">
            <text:p text:style-name="Table_20_Contents">-171.23</text:p>
          </table:table-cell>
          <table:table-cell table:style-name="Таблица1.A2" office:value-type="string">
            <text:p text:style-name="Table_20_Contents">-223.06</text:p>
          </table:table-cell>
          <table:table-cell table:style-name="Таблица1.F2" office:value-type="string">
            <text:p text:style-name="Table_20_Contents">-51.8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3" text:style-name="Internet_20_link" text:visited-style-name="Visited_20_Internet_20_Link">13</text:a></text:p>
          </table:table-cell>
          <table:table-cell table:style-name="Таблица1.A2" office:value-type="string">
            <text:p text:style-name="Table_20_Contents"><text:a xlink:type="simple" xlink:href="../mol/4-HOOC-Ph+-USinglet.mol" text:style-name="Internet_20_link" text:visited-style-name="Visited_20_Internet_20_Link">4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48.67</text:p>
          </table:table-cell>
          <table:table-cell table:style-name="Таблица1.A2" office:value-type="string">
            <text:p text:style-name="Table_20_Contents">-84.83</text:p>
          </table:table-cell>
          <table:table-cell table:style-name="Таблица1.A2" office:value-type="string">
            <text:p text:style-name="Table_20_Contents">-131.52</text:p>
          </table:table-cell>
          <table:table-cell table:style-name="Таблица1.F2" office:value-type="string">
            <text:p text:style-name="Table_20_Contents">-46.7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4" text:style-name="Internet_20_link" text:visited-style-name="Visited_20_Internet_20_Link">14</text:a></text:p>
          </table:table-cell>
          <table:table-cell table:style-name="Таблица1.A2" office:value-type="string">
            <text:p text:style-name="Table_20_Contents"><text:a xlink:type="simple" xlink:href="../mol/4-HOOC-Ph+-UTriplet.mol" text:style-name="Internet_20_link" text:visited-style-name="Visited_20_Internet_20_Link">4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19.71</text:p>
          </table:table-cell>
          <table:table-cell table:style-name="Таблица1.A2" office:value-type="string">
            <text:p text:style-name="Table_20_Contents">-154.93</text:p>
          </table:table-cell>
          <table:table-cell table:style-name="Таблица1.A2" office:value-type="string">
            <text:p text:style-name="Table_20_Contents">-204.73</text:p>
          </table:table-cell>
          <table:table-cell table:style-name="Таблица1.F2" office:value-type="string">
            <text:p text:style-name="Table_20_Contents">-49.8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5" text:style-name="Internet_20_link" text:visited-style-name="Visited_20_Internet_20_Link">15</text:a></text:p>
          </table:table-cell>
          <table:table-cell table:style-name="Таблица1.A2" office:value-type="string">
            <text:p text:style-name="Table_20_Contents"><text:a xlink:type="simple" xlink:href="../mol/4-Br-Ph+-USinglet.mol" text:style-name="Internet_20_link" text:visited-style-name="Visited_20_Internet_20_Link">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65.99</text:p>
          </table:table-cell>
          <table:table-cell table:style-name="Таблица1.A2" office:value-type="string">
            <text:p text:style-name="Table_20_Contents">-100.91</text:p>
          </table:table-cell>
          <table:table-cell table:style-name="Таблица1.A2" office:value-type="string">
            <text:p text:style-name="Table_20_Contents">-148.44</text:p>
          </table:table-cell>
          <table:table-cell table:style-name="Таблица1.F2" office:value-type="string">
            <text:p text:style-name="Table_20_Contents">-47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6" text:style-name="Internet_20_link" text:visited-style-name="Visited_20_Internet_20_Link">16</text:a></text:p>
          </table:table-cell>
          <table:table-cell table:style-name="Таблица1.A2" office:value-type="string">
            <text:p text:style-name="Table_20_Contents"><text:a xlink:type="simple" xlink:href="../mol/4-Br-Ph+-UTriplet.mol" text:style-name="Internet_20_link" text:visited-style-name="Visited_20_Internet_20_Link">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86.02</text:p>
          </table:table-cell>
          <table:table-cell table:style-name="Таблица1.A2" office:value-type="string">
            <text:p text:style-name="Table_20_Contents">-125.25</text:p>
          </table:table-cell>
          <table:table-cell table:style-name="Таблица1.A2" office:value-type="string">
            <text:p text:style-name="Table_20_Contents">-173.69</text:p>
          </table:table-cell>
          <table:table-cell table:style-name="Таблица1.F2" office:value-type="string">
            <text:p text:style-name="Table_20_Contents">-48.4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7" text:style-name="Internet_20_link" text:visited-style-name="Visited_20_Internet_20_Link">17</text:a></text:p>
          </table:table-cell>
          <table:table-cell table:style-name="Таблица1.A2" office:value-type="string">
            <text:p text:style-name="Table_20_Contents"><text:a xlink:type="simple" xlink:href="../mol/2-HOOC-4-Br-Ph+-USinglet.mol" text:style-name="Internet_20_link" text:visited-style-name="Visited_20_Internet_20_Link">2-HOOC-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183.66</text:p>
          </table:table-cell>
          <table:table-cell table:style-name="Таблица1.A2" office:value-type="string">
            <text:p text:style-name="Table_20_Contents">-116.23</text:p>
          </table:table-cell>
          <table:table-cell table:style-name="Таблица1.A2" office:value-type="string">
            <text:p text:style-name="Table_20_Contents">-166.60</text:p>
          </table:table-cell>
          <table:table-cell table:style-name="Таблица1.F2" office:value-type="string">
            <text:p text:style-name="Table_20_Contents">-50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8" text:style-name="Internet_20_link" text:visited-style-name="Visited_20_Internet_20_Link">18</text:a></text:p>
          </table:table-cell>
          <table:table-cell table:style-name="Таблица1.A2" office:value-type="string">
            <text:p text:style-name="Table_20_Contents"><text:a xlink:type="simple" xlink:href="../mol/2-HOOC-4-Br-Ph+-UTriplet.mol" text:style-name="Internet_20_link" text:visited-style-name="Visited_20_Internet_20_Link">2-HOOC-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</text:p>
          </table:table-cell>
          <table:table-cell table:style-name="Таблица1.A2" office:value-type="string">
            <text:p text:style-name="Table_20_Contents">-201.87</text:p>
          </table:table-cell>
          <table:table-cell table:style-name="Таблица1.A2" office:value-type="string">
            <text:p text:style-name="Table_20_Contents">-137.40</text:p>
          </table:table-cell>
          <table:table-cell table:style-name="Таблица1.A2" office:value-type="string">
            <text:p text:style-name="Table_20_Contents">-189.09</text:p>
          </table:table-cell>
          <table:table-cell table:style-name="Таблица1.F2" office:value-type="string">
            <text:p text:style-name="Table_20_Contents">-51.73</text:p>
          </table:table-cell>
        </table:table-row>
      </table:table>
      <text:h text:style-name="Heading_20_3" text:outline-level="3"><text:bookmark text:name="r1"/>Reaction: <text:a xlink:type="simple" xlink:href="../mol/Ph+-USinglet.mol" text:style-name="Internet_20_link" text:visited-style-name="Visited_20_Internet_20_Link">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G"/>
        <table:table-column table:style-name="Таблица2.H"/>
        <text:soft-page-break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Ph+-USinglet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607231.38</text:p>
          </table:table-cell>
          <table:table-cell table:style-name="Таблица2.A2" office:value-type="string">
            <text:p text:style-name="Table_20_Contents">-607082.31</text:p>
          </table:table-cell>
          <table:table-cell table:style-name="Таблица2.A2" office:value-type="string">
            <text:p text:style-name="Table_20_Contents">-606994.38</text:p>
          </table:table-cell>
          <table:table-cell table:style-name="Таблица2.A2" office:value-type="string">
            <text:p text:style-name="Table_20_Contents">87.99</text:p>
          </table:table-cell>
          <table:table-cell table:style-name="Таблица2.H2" office:value-type="string">
            <text:p text:style-name="Table_20_Contents">Ring C2-C1-C0-C5-C4-C3 SumAnges=720.00(100.00%) SumDistance=0.0000<text:line-break/>LUMO=-0.35345<text:line-break/>HOMO=-0.48984</text:p>
          </table:table-cell>
        </table:table-row>
        <table:table-row>
          <table:table-cell table:style-name="Таблица2.A2" office:value-type="string">
            <text:p text:style-name="Table_20_Contents">N2-USinglet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287604.66</text:p>
          </table:table-cell>
          <table:table-cell table:style-name="Таблица2.A2" office:value-type="string">
            <text:p text:style-name="Table_20_Contents">-287638.48</text:p>
          </table:table-cell>
          <table:table-cell table:style-name="Таблица2.A2" office:value-type="string">
            <text:p text:style-name="Table_20_Contents">-287581.37</text:p>
          </table:table-cell>
          <table:table-cell table:style-name="Таблица2.A2" office:value-type="string">
            <text:p text:style-name="Table_20_Contents">57.15</text:p>
          </table:table-cell>
          <table:table-cell table:style-name="Таблица2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.A2" office:value-type="string">
            <text:p text:style-name="Table_20_Contents">Ph-N2+-USinglet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94982.56</text:p>
          </table:table-cell>
          <table:table-cell table:style-name="Таблица2.A2" office:value-type="string">
            <text:p text:style-name="Table_20_Contents">-894803.42</text:p>
          </table:table-cell>
          <table:table-cell table:style-name="Таблица2.A2" office:value-type="string">
            <text:p text:style-name="Table_20_Contents">-894705.10</text:p>
          </table:table-cell>
          <table:table-cell table:style-name="Таблица2.A2" office:value-type="string">
            <text:p text:style-name="Table_20_Contents">98.39</text:p>
          </table:table-cell>
          <table:table-cell table:style-name="Таблица2.H2" office:value-type="string">
            <text:p text:style-name="Table_20_Contents">Group N9-N8-C2 Distance C-N=1.3832 Distance N-N=1.1138 Angle=179.99<text:line-break/>Ring C2-C1-C0-C5-C4-C3 SumAnges=720.00(100.00%) SumDistance=0.0000<text:line-break/>LUMO=-0.30012<text:line-break/>HOMO=-0.46336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A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-146.51</text:p>
          </table:table-cell>
          <table:table-cell table:style-name="Таблица3.A2" office:value-type="string">
            <text:p text:style-name="Table_20_Contents">-82.64</text:p>
          </table:table-cell>
          <table:table-cell table:style-name="Таблица3.A2" office:value-type="string">
            <text:p text:style-name="Table_20_Contents">-129.36</text:p>
          </table:table-cell>
          <table:table-cell table:style-name="Таблица3.E2" office:value-type="string">
            <text:p text:style-name="Table_20_Contents">-46.75</text:p>
          </table:table-cell>
        </table:table-row>
      </table:table>
      <text:p text:style-name="Text_20_body"/>
      <text:h text:style-name="Heading_20_3" text:outline-level="3"><text:bookmark text:name="r2"/>Reaction: <text:a xlink:type="simple" xlink:href="../mol/Ph+-UTriplet.mol" text:style-name="Internet_20_link" text:visited-style-name="Visited_20_Internet_20_Link">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G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Ph+-UTriplet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607151.69</text:p>
          </table:table-cell>
          <table:table-cell table:style-name="Таблица4.A2" office:value-type="string">
            <text:p text:style-name="Table_20_Contents">-607002.94</text:p>
          </table:table-cell>
          <table:table-cell table:style-name="Таблица4.A2" office:value-type="string">
            <text:p text:style-name="Table_20_Contents">-606912.51</text:p>
          </table:table-cell>
          <table:table-cell table:style-name="Таблица4.A2" office:value-type="string">
            <text:p text:style-name="Table_20_Contents">90.49</text:p>
          </table:table-cell>
          <table:table-cell table:style-name="Таблица4.H2" office:value-type="string">
            <text:p text:style-name="Table_20_Contents">Ring C2-C1-C0-C5-C4-C3 SumAnges=720.00(100.00%) SumDistance=0.0000<text:line-break/>LUMO=-0.41094<text:line-break/>HOMO=-0.48444</text:p>
          </table:table-cell>
        </table:table-row>
        <table:table-row>
          <table:table-cell table:style-name="Таблица4.A2" office:value-type="string">
            <text:p text:style-name="Table_20_Contents">N2-USinglet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287604.66</text:p>
          </table:table-cell>
          <table:table-cell table:style-name="Таблица4.A2" office:value-type="string">
            <text:p text:style-name="Table_20_Contents">-287638.48</text:p>
          </table:table-cell>
          <table:table-cell table:style-name="Таблица4.A2" office:value-type="string">
            <text:p text:style-name="Table_20_Contents">-287581.37</text:p>
          </table:table-cell>
          <table:table-cell table:style-name="Таблица4.A2" office:value-type="string">
            <text:p text:style-name="Table_20_Contents">57.15</text:p>
          </table:table-cell>
          <table:table-cell table:style-name="Таблица4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4.A2" office:value-type="string">
            <text:p text:style-name="Table_20_Contents">Ph-N2+-USinglet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94982.56</text:p>
          </table:table-cell>
          <table:table-cell table:style-name="Таблица4.A2" office:value-type="string">
            <text:p text:style-name="Table_20_Contents">-894803.42</text:p>
          </table:table-cell>
          <table:table-cell table:style-name="Таблица4.A2" office:value-type="string">
            <text:p text:style-name="Table_20_Contents">-894705.10</text:p>
          </table:table-cell>
          <table:table-cell table:style-name="Таблица4.A2" office:value-type="string">
            <text:p text:style-name="Table_20_Contents">98.39</text:p>
          </table:table-cell>
          <table:table-cell table:style-name="Таблица4.H2" office:value-type="string">
            <text:p text:style-name="Table_20_Contents">Group N9-N8-C2 Distance C-N=1.3832 Distance N-N=1.1138 Angle=179.99<text:line-break/>Ring C2-C1-C0-C5-C4-C3 SumAnges=720.00(100.00%) SumDistance=0.0000<text:line-break/>LUMO=-0.30012<text:line-break/>HOMO=-0.46336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A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-226.20</text:p>
          </table:table-cell>
          <table:table-cell table:style-name="Таблица5.A2" office:value-type="string">
            <text:p text:style-name="Table_20_Contents">-162.01</text:p>
          </table:table-cell>
          <table:table-cell table:style-name="Таблица5.A2" office:value-type="string">
            <text:p text:style-name="Table_20_Contents">-211.22</text:p>
          </table:table-cell>
          <table:table-cell table:style-name="Таблица5.E2" office:value-type="string">
            <text:p text:style-name="Table_20_Contents">-49.25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2-NO2-Ph+-USinglet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144389.76</text:p>
          </table:table-cell>
          <table:table-cell table:style-name="Таблица6.A2" office:value-type="string">
            <text:p text:style-name="Table_20_Contents">-1144243.38</text:p>
          </table:table-cell>
          <table:table-cell table:style-name="Таблица6.A2" office:value-type="string">
            <text:p text:style-name="Table_20_Contents">-1144134.96</text:p>
          </table:table-cell>
          <table:table-cell table:style-name="Таблица6.A2" office:value-type="string">
            <text:p text:style-name="Table_20_Contents">108.49</text:p>
          </table:table-cell>
          <table:table-cell table:style-name="Таблица6.H2" office:value-type="string">
            <text:p text:style-name="Table_20_Contents">LUMO=-0.35819<text:line-break/>HOMO=-0.45432</text:p>
          </table:table-cell>
        </table:table-row>
        <table:table-row>
          <table:table-cell table:style-name="Таблица6.A2" office:value-type="string">
            <text:p text:style-name="Table_20_Contents">N2-USinglet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287604.66</text:p>
          </table:table-cell>
          <table:table-cell table:style-name="Таблица6.A2" office:value-type="string">
            <text:p text:style-name="Table_20_Contents">-287638.48</text:p>
          </table:table-cell>
          <table:table-cell table:style-name="Таблица6.A2" office:value-type="string">
            <text:p text:style-name="Table_20_Contents">-287581.37</text:p>
          </table:table-cell>
          <table:table-cell table:style-name="Таблица6.A2" office:value-type="string">
            <text:p text:style-name="Table_20_Contents">57.15</text:p>
          </table:table-cell>
          <table:table-cell table:style-name="Таблица6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6.A2" office:value-type="string">
            <text:p text:style-name="Table_20_Contents">2-NO2-Ph-N2+-USinglet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431933.01</text:p>
          </table:table-cell>
          <table:table-cell table:style-name="Таблица6.A2" office:value-type="string">
            <text:p text:style-name="Table_20_Contents">-1431758.01</text:p>
          </table:table-cell>
          <table:table-cell table:style-name="Таблица6.A2" office:value-type="string">
            <text:p text:style-name="Table_20_Contents">-1431643.03</text:p>
          </table:table-cell>
          <table:table-cell table:style-name="Таблица6.A2" office:value-type="string">
            <text:p text:style-name="Table_20_Contents">115.06</text:p>
          </table:table-cell>
          <table:table-cell table:style-name="Таблица6.H2" office:value-type="string">
            <text:p text:style-name="Table_20_Contents">Group N9-N8-C2 Distance C-N=1.3922 Distance N-N=1.1118 Angle=169.68<text:line-break/>Ring C2-C1-C0-C5-C4-C3 SumAnges=720.00(100.00%) SumDistance=0.0006<text:line-break/>LUMO=-0.31957<text:line-break/>HOMO=-0.48393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A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61.41</text:p>
          </table:table-cell>
          <table:table-cell table:style-name="Таблица7.A2" office:value-type="string">
            <text:p text:style-name="Table_20_Contents">123.84</text:p>
          </table:table-cell>
          <table:table-cell table:style-name="Таблица7.A2" office:value-type="string">
            <text:p text:style-name="Table_20_Contents">73.30</text:p>
          </table:table-cell>
          <table:table-cell table:style-name="Таблица7.E2" office:value-type="string">
            <text:p text:style-name="Table_20_Contents">-50.57</text:p>
          </table:table-cell>
        </table:table-row>
      </table:table>
      <text:p text:style-name="Text_20_body"/>
      <text:h text:style-name="Heading_20_3" text:outline-level="3"><text:bookmark text:name="r4"/>Reaction: 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G"/>
        <table:table-column table:style-name="Таблица8.H"/>
        <text:soft-page-break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2-NO2-Ph+-UTriplet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144091.69</text:p>
          </table:table-cell>
          <table:table-cell table:style-name="Таблица8.A2" office:value-type="string">
            <text:p text:style-name="Table_20_Contents">-1143951.58</text:p>
          </table:table-cell>
          <table:table-cell table:style-name="Таблица8.A2" office:value-type="string">
            <text:p text:style-name="Table_20_Contents">-1143841.09</text:p>
          </table:table-cell>
          <table:table-cell table:style-name="Таблица8.A2" office:value-type="string">
            <text:p text:style-name="Table_20_Contents">110.56</text:p>
          </table:table-cell>
          <table:table-cell table:style-name="Таблица8.H2" office:value-type="string">
            <text:p text:style-name="Table_20_Contents">Ring C2-C1-C0-C5-C4-C3 SumAnges=719.97(100.00%) SumDistance=0.0287<text:line-break/>LUMO=-0.42357<text:line-break/>HOMO=-0.4933</text:p>
          </table:table-cell>
        </table:table-row>
        <table:table-row>
          <table:table-cell table:style-name="Таблица8.A2" office:value-type="string">
            <text:p text:style-name="Table_20_Contents">N2-USinglet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287604.66</text:p>
          </table:table-cell>
          <table:table-cell table:style-name="Таблица8.A2" office:value-type="string">
            <text:p text:style-name="Table_20_Contents">-287638.48</text:p>
          </table:table-cell>
          <table:table-cell table:style-name="Таблица8.A2" office:value-type="string">
            <text:p text:style-name="Table_20_Contents">-287581.37</text:p>
          </table:table-cell>
          <table:table-cell table:style-name="Таблица8.A2" office:value-type="string">
            <text:p text:style-name="Table_20_Contents">57.15</text:p>
          </table:table-cell>
          <table:table-cell table:style-name="Таблица8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8.A2" office:value-type="string">
            <text:p text:style-name="Table_20_Contents">2-NO2-Ph-N2+-USinglet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933.01</text:p>
          </table:table-cell>
          <table:table-cell table:style-name="Таблица8.A2" office:value-type="string">
            <text:p text:style-name="Table_20_Contents">-1431758.01</text:p>
          </table:table-cell>
          <table:table-cell table:style-name="Таблица8.A2" office:value-type="string">
            <text:p text:style-name="Table_20_Contents">-1431643.03</text:p>
          </table:table-cell>
          <table:table-cell table:style-name="Таблица8.A2" office:value-type="string">
            <text:p text:style-name="Table_20_Contents">115.06</text:p>
          </table:table-cell>
          <table:table-cell table:style-name="Таблица8.H2" office:value-type="string">
            <text:p text:style-name="Table_20_Contents">Group N9-N8-C2 Distance C-N=1.3922 Distance N-N=1.1118 Angle=169.68<text:line-break/>Ring C2-C1-C0-C5-C4-C3 SumAnges=720.00(100.00%) SumDistance=0.0006<text:line-break/>LUMO=-0.31957<text:line-break/>HOMO=-0.48393</text:p>
          </table:table-cell>
        </table:table-row>
      </table:table>
      <text:p text:style-name="Text_20_body"/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A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-236.66</text:p>
          </table:table-cell>
          <table:table-cell table:style-name="Таблица9.A2" office:value-type="string">
            <text:p text:style-name="Table_20_Contents">-167.96</text:p>
          </table:table-cell>
          <table:table-cell table:style-name="Таблица9.A2" office:value-type="string">
            <text:p text:style-name="Table_20_Contents">-220.57</text:p>
          </table:table-cell>
          <table:table-cell table:style-name="Таблица9.E2" office:value-type="string">
            <text:p text:style-name="Table_20_Contents">-52.65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3-NO2-Ph+-USinglet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144178.41</text:p>
          </table:table-cell>
          <table:table-cell table:style-name="Таблица10.A2" office:value-type="string">
            <text:p text:style-name="Table_20_Contents">-1144034.49</text:p>
          </table:table-cell>
          <table:table-cell table:style-name="Таблица10.A2" office:value-type="string">
            <text:p text:style-name="Table_20_Contents">-1143929.01</text:p>
          </table:table-cell>
          <table:table-cell table:style-name="Таблица10.A2" office:value-type="string">
            <text:p text:style-name="Table_20_Contents">105.55</text:p>
          </table:table-cell>
          <table:table-cell table:style-name="Таблица10.H2" office:value-type="string">
            <text:p text:style-name="Table_20_Contents">Ring C2-C1-C0-C5-C4-C3 SumAnges=720.00(100.00%) SumDistance=0.0013<text:line-break/>LUMO=-0.37271<text:line-break/>HOMO=-0.49038</text:p>
          </table:table-cell>
        </table:table-row>
        <table:table-row>
          <table:table-cell table:style-name="Таблица10.A2" office:value-type="string">
            <text:p text:style-name="Table_20_Contents">N2-USinglet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287604.66</text:p>
          </table:table-cell>
          <table:table-cell table:style-name="Таблица10.A2" office:value-type="string">
            <text:p text:style-name="Table_20_Contents">-287638.48</text:p>
          </table:table-cell>
          <table:table-cell table:style-name="Таблица10.A2" office:value-type="string">
            <text:p text:style-name="Table_20_Contents">-287581.37</text:p>
          </table:table-cell>
          <table:table-cell table:style-name="Таблица10.A2" office:value-type="string">
            <text:p text:style-name="Table_20_Contents">57.15</text:p>
          </table:table-cell>
          <table:table-cell table:style-name="Таблица10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10.A2" office:value-type="string">
            <text:p text:style-name="Table_20_Contents">3-NO2-Ph-N2+-USinglet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937.43</text:p>
          </table:table-cell>
          <table:table-cell table:style-name="Таблица10.A2" office:value-type="string">
            <text:p text:style-name="Table_20_Contents">-1431764.27</text:p>
          </table:table-cell>
          <table:table-cell table:style-name="Таблица10.A2" office:value-type="string">
            <text:p text:style-name="Table_20_Contents">-1431647.98</text:p>
          </table:table-cell>
          <table:table-cell table:style-name="Таблица10.A2" office:value-type="string">
            <text:p text:style-name="Table_20_Contents">116.37</text:p>
          </table:table-cell>
          <table:table-cell table:style-name="Таблица10.H2" office:value-type="string">
            <text:p text:style-name="Table_20_Contents">Group N10-N9-C2 Distance C-N=1.3873 Distance N-N=1.1129 Angle=180.00<text:line-break/>Ring C2-C1-C0-C5-C4-C3 SumAnges=720.00(100.00%) SumDistance=0.0000<text:line-break/>LUMO=-0.31829<text:line-break/>HOMO=-0.45948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A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-154.35</text:p>
          </table:table-cell>
          <table:table-cell table:style-name="Таблица11.A2" office:value-type="string">
            <text:p text:style-name="Table_20_Contents">-91.30</text:p>
          </table:table-cell>
          <table:table-cell table:style-name="Таблица11.A2" office:value-type="string">
            <text:p text:style-name="Table_20_Contents">-137.60</text:p>
          </table:table-cell>
          <table:table-cell table:style-name="Таблица11.E2" office:value-type="string">
            <text:p text:style-name="Table_20_Contents">-46.33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3-NO2-Ph+-UTriplet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144097.61</text:p>
          </table:table-cell>
          <table:table-cell table:style-name="Таблица12.A2" office:value-type="string">
            <text:p text:style-name="Table_20_Contents">-1143956.52</text:p>
          </table:table-cell>
          <table:table-cell table:style-name="Таблица12.A2" office:value-type="string">
            <text:p text:style-name="Table_20_Contents">-1143847.10</text:p>
          </table:table-cell>
          <table:table-cell table:style-name="Таблица12.A2" office:value-type="string">
            <text:p text:style-name="Table_20_Contents">109.49</text:p>
          </table:table-cell>
          <table:table-cell table:style-name="Таблица12.H2" office:value-type="string">
            <text:p text:style-name="Table_20_Contents">Ring C2-C1-C0-C5-C4-C3 SumAnges=720.00(100.00%) SumDistance=0.0123<text:line-break/>LUMO=-0.42559<text:line-break/>HOMO=-0.48878</text:p>
          </table:table-cell>
        </table:table-row>
        <table:table-row>
          <table:table-cell table:style-name="Таблица12.A2" office:value-type="string">
            <text:p text:style-name="Table_20_Contents">N2-USinglet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287604.66</text:p>
          </table:table-cell>
          <table:table-cell table:style-name="Таблица12.A2" office:value-type="string">
            <text:p text:style-name="Table_20_Contents">-287638.48</text:p>
          </table:table-cell>
          <table:table-cell table:style-name="Таблица12.A2" office:value-type="string">
            <text:p text:style-name="Table_20_Contents">-287581.37</text:p>
          </table:table-cell>
          <table:table-cell table:style-name="Таблица12.A2" office:value-type="string">
            <text:p text:style-name="Table_20_Contents">57.15</text:p>
          </table:table-cell>
          <table:table-cell table:style-name="Таблица12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12.A2" office:value-type="string">
            <text:p text:style-name="Table_20_Contents">3-NO2-Ph-N2+-USinglet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937.43</text:p>
          </table:table-cell>
          <table:table-cell table:style-name="Таблица12.A2" office:value-type="string">
            <text:p text:style-name="Table_20_Contents">-1431764.27</text:p>
          </table:table-cell>
          <table:table-cell table:style-name="Таблица12.A2" office:value-type="string">
            <text:p text:style-name="Table_20_Contents">-1431647.98</text:p>
          </table:table-cell>
          <table:table-cell table:style-name="Таблица12.A2" office:value-type="string">
            <text:p text:style-name="Table_20_Contents">116.37</text:p>
          </table:table-cell>
          <table:table-cell table:style-name="Таблица12.H2" office:value-type="string">
            <text:p text:style-name="Table_20_Contents">Group N10-N9-C2 Distance C-N=1.3873 Distance N-N=1.1129 Angle=180.00<text:line-break/>Ring C2-C1-C0-C5-C4-C3 SumAnges=720.00(100.00%) SumDistance=0.0000<text:line-break/>LUMO=-0.31829<text:line-break/>HOMO=-0.45948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A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-235.16</text:p>
          </table:table-cell>
          <table:table-cell table:style-name="Таблица13.A2" office:value-type="string">
            <text:p text:style-name="Table_20_Contents">-169.26</text:p>
          </table:table-cell>
          <table:table-cell table:style-name="Таблица13.A2" office:value-type="string">
            <text:p text:style-name="Table_20_Contents">-219.51</text:p>
          </table:table-cell>
          <table:table-cell table:style-name="Таблица13.E2" office:value-type="string">
            <text:p text:style-name="Table_20_Contents">-50.28</text:p>
          </table:table-cell>
        </table:table-row>
      </table:table>
      <text:p text:style-name="Text_20_body"/>
      <text:h text:style-name="Heading_20_3" text:outline-level="3"><text:bookmark text:name="r7"/>Reaction: 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ext:soft-page-break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4-NO2-Ph+-USinglet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44171.95</text:p>
          </table:table-cell>
          <table:table-cell table:style-name="Таблица14.A2" office:value-type="string">
            <text:p text:style-name="Table_20_Contents">-1144028.80</text:p>
          </table:table-cell>
          <table:table-cell table:style-name="Таблица14.A2" office:value-type="string">
            <text:p text:style-name="Table_20_Contents">-1143922.71</text:p>
          </table:table-cell>
          <table:table-cell table:style-name="Таблица14.A2" office:value-type="string">
            <text:p text:style-name="Table_20_Contents">106.15</text:p>
          </table:table-cell>
          <table:table-cell table:style-name="Таблица14.H2" office:value-type="string">
            <text:p text:style-name="Table_20_Contents">Ring C2-C1-C0-C5-C4-C3 SumAnges=720.00(100.00%) SumDistance=0.0002<text:line-break/>LUMO=-0.37581<text:line-break/>HOMO=-0.47245</text:p>
          </table:table-cell>
        </table:table-row>
        <table:table-row>
          <table:table-cell table:style-name="Таблица14.A2" office:value-type="string">
            <text:p text:style-name="Table_20_Contents">N2-USinglet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287604.66</text:p>
          </table:table-cell>
          <table:table-cell table:style-name="Таблица14.A2" office:value-type="string">
            <text:p text:style-name="Table_20_Contents">-287638.48</text:p>
          </table:table-cell>
          <table:table-cell table:style-name="Таблица14.A2" office:value-type="string">
            <text:p text:style-name="Table_20_Contents">-287581.37</text:p>
          </table:table-cell>
          <table:table-cell table:style-name="Таблица14.A2" office:value-type="string">
            <text:p text:style-name="Table_20_Contents">57.15</text:p>
          </table:table-cell>
          <table:table-cell table:style-name="Таблица14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14.A2" office:value-type="string">
            <text:p text:style-name="Table_20_Contents">4-NO2-Ph-N2+-USinglet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431934.90</text:p>
          </table:table-cell>
          <table:table-cell table:style-name="Таблица14.A2" office:value-type="string">
            <text:p text:style-name="Table_20_Contents">-1431762.64</text:p>
          </table:table-cell>
          <table:table-cell table:style-name="Таблица14.A2" office:value-type="string">
            <text:p text:style-name="Table_20_Contents">-1431645.46</text:p>
          </table:table-cell>
          <table:table-cell table:style-name="Таблица14.A2" office:value-type="string">
            <text:p text:style-name="Table_20_Contents">117.26</text:p>
          </table:table-cell>
          <table:table-cell table:style-name="Таблица14.H2" office:value-type="string">
            <text:p text:style-name="Table_20_Contents">Group N14-N13-C2 Distance C-N=1.3887 Distance N-N=1.1126 Angle=180.00<text:line-break/>Ring C2-C1-C0-C5-C4-C3 SumAnges=720.00(100.00%) SumDistance=0.0001<text:line-break/>LUMO=-0.32409<text:line-break/>HOMO=-0.45681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A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-158.28</text:p>
          </table:table-cell>
          <table:table-cell table:style-name="Таблица15.A2" office:value-type="string">
            <text:p text:style-name="Table_20_Contents">-95.37</text:p>
          </table:table-cell>
          <table:table-cell table:style-name="Таблица15.A2" office:value-type="string">
            <text:p text:style-name="Table_20_Contents">-141.38</text:p>
          </table:table-cell>
          <table:table-cell table:style-name="Таблица15.E2" office:value-type="string">
            <text:p text:style-name="Table_20_Contents">-46.04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G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4-NO2-Ph+-UTriplet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144103.76</text:p>
          </table:table-cell>
          <table:table-cell table:style-name="Таблица16.A2" office:value-type="string">
            <text:p text:style-name="Table_20_Contents">-1143964.81</text:p>
          </table:table-cell>
          <table:table-cell table:style-name="Таблица16.A2" office:value-type="string">
            <text:p text:style-name="Table_20_Contents">-1143852.94</text:p>
          </table:table-cell>
          <table:table-cell table:style-name="Таблица16.A2" office:value-type="string">
            <text:p text:style-name="Table_20_Contents">111.94</text:p>
          </table:table-cell>
          <table:table-cell table:style-name="Таблица16.H2" office:value-type="string">
            <text:p text:style-name="Table_20_Contents">Ring C2-C1-C0-C5-C4-C3 SumAnges=720.00(100.00%) SumDistance=0.0037<text:line-break/>LUMO=-0.42268<text:line-break/>HOMO=-0.48992</text:p>
          </table:table-cell>
        </table:table-row>
        <table:table-row>
          <table:table-cell table:style-name="Таблица16.A2" office:value-type="string">
            <text:p text:style-name="Table_20_Contents">N2-USinglet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287604.66</text:p>
          </table:table-cell>
          <table:table-cell table:style-name="Таблица16.A2" office:value-type="string">
            <text:p text:style-name="Table_20_Contents">-287638.48</text:p>
          </table:table-cell>
          <table:table-cell table:style-name="Таблица16.A2" office:value-type="string">
            <text:p text:style-name="Table_20_Contents">-287581.37</text:p>
          </table:table-cell>
          <table:table-cell table:style-name="Таблица16.A2" office:value-type="string">
            <text:p text:style-name="Table_20_Contents">57.15</text:p>
          </table:table-cell>
          <table:table-cell table:style-name="Таблица16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16.A2" office:value-type="string">
            <text:p text:style-name="Table_20_Contents">4-NO2-Ph-N2+-USinglet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934.90</text:p>
          </table:table-cell>
          <table:table-cell table:style-name="Таблица16.A2" office:value-type="string">
            <text:p text:style-name="Table_20_Contents">-1431762.64</text:p>
          </table:table-cell>
          <table:table-cell table:style-name="Таблица16.A2" office:value-type="string">
            <text:p text:style-name="Table_20_Contents">-1431645.46</text:p>
          </table:table-cell>
          <table:table-cell table:style-name="Таблица16.A2" office:value-type="string">
            <text:p text:style-name="Table_20_Contents">117.26</text:p>
          </table:table-cell>
          <table:table-cell table:style-name="Таблица16.H2" office:value-type="string">
            <text:p text:style-name="Table_20_Contents">Group N14-N13-C2 Distance C-N=1.3887 Distance N-N=1.1126 Angle=180.00<text:line-break/>Ring C2-C1-C0-C5-C4-C3 SumAnges=720.00(100.00%) SumDistance=0.0001<text:line-break/>LUMO=-0.32409<text:line-break/>HOMO=-0.45681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 table:number-columns-repeated="2"/>
        <table:table-column table:style-name="Таблица17.D"/>
        <table:table-column table:style-name="Таблица17.A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-226.48</text:p>
          </table:table-cell>
          <table:table-cell table:style-name="Таблица17.A2" office:value-type="string">
            <text:p text:style-name="Table_20_Contents">-159.35</text:p>
          </table:table-cell>
          <table:table-cell table:style-name="Таблица17.A2" office:value-type="string">
            <text:p text:style-name="Table_20_Contents">-211.15</text:p>
          </table:table-cell>
          <table:table-cell table:style-name="Таблица17.E2" office:value-type="string">
            <text:p text:style-name="Table_20_Contents">-51.83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CH3O-Ph+-USinglet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907958.03</text:p>
          </table:table-cell>
          <table:table-cell table:style-name="Таблица18.A2" office:value-type="string">
            <text:p text:style-name="Table_20_Contents">-907733.97</text:p>
          </table:table-cell>
          <table:table-cell table:style-name="Таблица18.A2" office:value-type="string">
            <text:p text:style-name="Table_20_Contents">-907629.18</text:p>
          </table:table-cell>
          <table:table-cell table:style-name="Таблица18.A2" office:value-type="string">
            <text:p text:style-name="Table_20_Contents">104.86</text:p>
          </table:table-cell>
          <table:table-cell table:style-name="Таблица18.H2" office:value-type="string">
            <text:p text:style-name="Table_20_Contents">Ring C2-C1-C0-C5-C4-C3 SumAnges=717.04(99.59%) SumDistance=0.2466<text:line-break/>LUMO=-0.34165<text:line-break/>HOMO=-0.42997</text:p>
          </table:table-cell>
        </table:table-row>
        <table:table-row>
          <table:table-cell table:style-name="Таблица18.A2" office:value-type="string">
            <text:p text:style-name="Table_20_Contents">N2-USinglet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287604.66</text:p>
          </table:table-cell>
          <table:table-cell table:style-name="Таблица18.A2" office:value-type="string">
            <text:p text:style-name="Table_20_Contents">-287638.48</text:p>
          </table:table-cell>
          <table:table-cell table:style-name="Таблица18.A2" office:value-type="string">
            <text:p text:style-name="Table_20_Contents">-287581.37</text:p>
          </table:table-cell>
          <table:table-cell table:style-name="Таблица18.A2" office:value-type="string">
            <text:p text:style-name="Table_20_Contents">57.15</text:p>
          </table:table-cell>
          <table:table-cell table:style-name="Таблица18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18.A2" office:value-type="string">
            <text:p text:style-name="Table_20_Contents">4-CH3O-Ph-N2+-USinglet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195743.66</text:p>
          </table:table-cell>
          <table:table-cell table:style-name="Таблица18.A2" office:value-type="string">
            <text:p text:style-name="Table_20_Contents">-1195488.00</text:p>
          </table:table-cell>
          <table:table-cell table:style-name="Таблица18.A2" office:value-type="string">
            <text:p text:style-name="Table_20_Contents">-1195373.89</text:p>
          </table:table-cell>
          <table:table-cell table:style-name="Таблица18.A2" office:value-type="string">
            <text:p text:style-name="Table_20_Contents">114.18</text:p>
          </table:table-cell>
          <table:table-cell table:style-name="Таблица18.H2" office:value-type="string">
            <text:p text:style-name="Table_20_Contents">Group N11-N10-C2 Distance C-N=1.3636 Distance N-N=1.1193 Angle=179.75<text:line-break/>Ring C2-C1-C0-C5-C4-C3 SumAnges=720.00(100.00%) SumDistance=0.0003<text:line-break/>LUMO=-0.27456<text:line-break/>HOMO=-0.42206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A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-180.96</text:p>
          </table:table-cell>
          <table:table-cell table:style-name="Таблица19.A2" office:value-type="string">
            <text:p text:style-name="Table_20_Contents">-115.55</text:p>
          </table:table-cell>
          <table:table-cell table:style-name="Таблица19.A2" office:value-type="string">
            <text:p text:style-name="Table_20_Contents">-163.35</text:p>
          </table:table-cell>
          <table:table-cell table:style-name="Таблица19.E2" office:value-type="string">
            <text:p text:style-name="Table_20_Contents">-47.83</text:p>
          </table:table-cell>
        </table:table-row>
      </table:table>
      <text:p text:style-name="Text_20_body"/>
      <text:h text:style-name="Heading_20_3" text:outline-level="3"><text:bookmark text:name="r10"/>Reaction: 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ext:soft-page-break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4-CH3O-Ph+-UTriplet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907973.99</text:p>
          </table:table-cell>
          <table:table-cell table:style-name="Таблица20.A2" office:value-type="string">
            <text:p text:style-name="Table_20_Contents">-907745.20</text:p>
          </table:table-cell>
          <table:table-cell table:style-name="Таблица20.A2" office:value-type="string">
            <text:p text:style-name="Table_20_Contents">-907639.84</text:p>
          </table:table-cell>
          <table:table-cell table:style-name="Таблица20.A2" office:value-type="string">
            <text:p text:style-name="Table_20_Contents">105.43</text:p>
          </table:table-cell>
          <table:table-cell table:style-name="Таблица20.H2" office:value-type="string">
            <text:p text:style-name="Table_20_Contents">Ring C2-C1-C0-C5-C4-C3 SumAnges=720.00(100.00%) SumDistance=0.0000<text:line-break/>LUMO=-0.36122<text:line-break/>HOMO=-0.45127</text:p>
          </table:table-cell>
        </table:table-row>
        <table:table-row>
          <table:table-cell table:style-name="Таблица20.A2" office:value-type="string">
            <text:p text:style-name="Table_20_Contents">N2-USinglet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287604.66</text:p>
          </table:table-cell>
          <table:table-cell table:style-name="Таблица20.A2" office:value-type="string">
            <text:p text:style-name="Table_20_Contents">-287638.48</text:p>
          </table:table-cell>
          <table:table-cell table:style-name="Таблица20.A2" office:value-type="string">
            <text:p text:style-name="Table_20_Contents">-287581.37</text:p>
          </table:table-cell>
          <table:table-cell table:style-name="Таблица20.A2" office:value-type="string">
            <text:p text:style-name="Table_20_Contents">57.15</text:p>
          </table:table-cell>
          <table:table-cell table:style-name="Таблица20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0.A2" office:value-type="string">
            <text:p text:style-name="Table_20_Contents">4-CH3O-Ph-N2+-USinglet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195743.66</text:p>
          </table:table-cell>
          <table:table-cell table:style-name="Таблица20.A2" office:value-type="string">
            <text:p text:style-name="Table_20_Contents">-1195488.00</text:p>
          </table:table-cell>
          <table:table-cell table:style-name="Таблица20.A2" office:value-type="string">
            <text:p text:style-name="Table_20_Contents">-1195373.89</text:p>
          </table:table-cell>
          <table:table-cell table:style-name="Таблица20.A2" office:value-type="string">
            <text:p text:style-name="Table_20_Contents">114.18</text:p>
          </table:table-cell>
          <table:table-cell table:style-name="Таблица20.H2" office:value-type="string">
            <text:p text:style-name="Table_20_Contents">Group N11-N10-C2 Distance C-N=1.3636 Distance N-N=1.1193 Angle=179.75<text:line-break/>Ring C2-C1-C0-C5-C4-C3 SumAnges=720.00(100.00%) SumDistance=0.0003<text:line-break/>LUMO=-0.27456<text:line-break/>HOMO=-0.42206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 table:number-columns-repeated="3"/>
        <table:table-column table:style-name="Таблица21.A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-165.01</text:p>
          </table:table-cell>
          <table:table-cell table:style-name="Таблица21.A2" office:value-type="string">
            <text:p text:style-name="Table_20_Contents">-104.32</text:p>
          </table:table-cell>
          <table:table-cell table:style-name="Таблица21.A2" office:value-type="string">
            <text:p text:style-name="Table_20_Contents">-152.68</text:p>
          </table:table-cell>
          <table:table-cell table:style-name="Таблица21.E2" office:value-type="string">
            <text:p text:style-name="Table_20_Contents">-48.40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2-HOOC-Ph+-USinglet.mol" text:style-name="Internet_20_link" text:visited-style-name="Visited_20_Internet_20_Link">2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2-HOOC-Ph+-USinglet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02393.21</text:p>
          </table:table-cell>
          <table:table-cell table:style-name="Таблица22.A2" office:value-type="string">
            <text:p text:style-name="Table_20_Contents">-1102217.37</text:p>
          </table:table-cell>
          <table:table-cell table:style-name="Таблица22.A2" office:value-type="string">
            <text:p text:style-name="Table_20_Contents">-1102108.97</text:p>
          </table:table-cell>
          <table:table-cell table:style-name="Таблица22.A2" office:value-type="string">
            <text:p text:style-name="Table_20_Contents">108.47</text:p>
          </table:table-cell>
          <table:table-cell table:style-name="Таблица22.H2" office:value-type="string">
            <text:p text:style-name="Table_20_Contents">Ring C1-C0-C5-C4-C3-C2 SumAnges=720.00(100.00%) SumDistance=0.0004<text:line-break/>LUMO=-0.35421<text:line-break/>HOMO=-0.47265</text:p>
          </table:table-cell>
        </table:table-row>
        <table:table-row>
          <table:table-cell table:style-name="Таблица22.A2" office:value-type="string">
            <text:p text:style-name="Table_20_Contents">N2-USinglet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287604.66</text:p>
          </table:table-cell>
          <table:table-cell table:style-name="Таблица22.A2" office:value-type="string">
            <text:p text:style-name="Table_20_Contents">-287638.48</text:p>
          </table:table-cell>
          <table:table-cell table:style-name="Таблица22.A2" office:value-type="string">
            <text:p text:style-name="Table_20_Contents">-287581.37</text:p>
          </table:table-cell>
          <table:table-cell table:style-name="Таблица22.A2" office:value-type="string">
            <text:p text:style-name="Table_20_Contents">57.15</text:p>
          </table:table-cell>
          <table:table-cell table:style-name="Таблица22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2.A2" office:value-type="string">
            <text:p text:style-name="Table_20_Contents">2-HOOC-Ph-N2+-USinglet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390163.91</text:p>
          </table:table-cell>
          <table:table-cell table:style-name="Таблица22.A2" office:value-type="string">
            <text:p text:style-name="Table_20_Contents">-1389955.92</text:p>
          </table:table-cell>
          <table:table-cell table:style-name="Таблица22.A2" office:value-type="string">
            <text:p text:style-name="Table_20_Contents">-1389839.78</text:p>
          </table:table-cell>
          <table:table-cell table:style-name="Таблица22.A2" office:value-type="string">
            <text:p text:style-name="Table_20_Contents">116.22</text:p>
          </table:table-cell>
          <table:table-cell table:style-name="Таблица22.H2" office:value-type="string">
            <text:p text:style-name="Table_20_Contents">Group N11-N10-C1 Distance C-N=1.3952 Distance N-N=1.1117 Angle=170.75<text:line-break/>Ring C1-C0-C5-C4-C3-C2 SumAnges=720.00(100.00%) SumDistance=0.0000<text:line-break/>LUMO=-0.29935<text:line-break/>HOMO=-0.46401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 table:number-columns-repeated="3"/>
        <table:table-column table:style-name="Таблица23.A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-166.04</text:p>
          </table:table-cell>
          <table:table-cell table:style-name="Таблица23.A2" office:value-type="string">
            <text:p text:style-name="Table_20_Contents">-100.08</text:p>
          </table:table-cell>
          <table:table-cell table:style-name="Таблица23.A2" office:value-type="string">
            <text:p text:style-name="Table_20_Contents">-149.45</text:p>
          </table:table-cell>
          <table:table-cell table:style-name="Таблица23.E2" office:value-type="string">
            <text:p text:style-name="Table_20_Contents">-49.40</text:p>
          </table:table-cell>
        </table:table-row>
      </table:table>
      <text:p text:style-name="Text_20_body"/>
      <text:h text:style-name="Heading_20_3" text:outline-level="3"><text:bookmark text:name="r12"/>Reaction: <text:a xlink:type="simple" xlink:href="../mol/2-HOOC-Ph+-UTriplet.mol" text:style-name="Internet_20_link" text:visited-style-name="Visited_20_Internet_20_Link">2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3"/>
        <table:table-column table:style-name="Таблица24.G"/>
        <table:table-column table:style-name="Таблица24.H"/>
        <table:table-row>
          <table:table-cell table:style-name="Таблица24.A1" office:value-type="string">
            <text:p text:style-name="Table_20_Contents">Name</text:p>
          </table:table-cell>
          <table:table-cell table:style-name="Таблица24.A1" office:value-type="string">
            <text:p text:style-name="Table_20_Contents">k</text:p>
          </table:table-cell>
          <table:table-cell table:style-name="Таблица24.A1" office:value-type="string">
            <text:p text:style-name="Table_20_Contents">T</text:p>
          </table:table-cell>
          <table:table-cell table:style-name="Таблица24.A1" office:value-type="string">
            <text:p text:style-name="Table_20_Contents">E0</text:p>
          </table:table-cell>
          <table:table-cell table:style-name="Таблица24.A1" office:value-type="string">
            <text:p text:style-name="Table_20_Contents">G</text:p>
          </table:table-cell>
          <table:table-cell table:style-name="Таблица24.A1" office:value-type="string">
            <text:p text:style-name="Table_20_Contents">H</text:p>
          </table:table-cell>
          <table:table-cell table:style-name="Таблица24.A1" office:value-type="string">
            <text:p text:style-name="Table_20_Contents">S*T</text:p>
          </table:table-cell>
          <table:table-cell table:style-name="Таблица24.H1" office:value-type="string">
            <text:p text:style-name="Table_20_Contents">Properties</text:p>
          </table:table-cell>
        </table:table-row>
        <table:table-row>
          <table:table-cell table:style-name="Таблица24.A2" office:value-type="string">
            <text:p text:style-name="Table_20_Contents">2-HOOC-Ph+-UTriplet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102320.25</text:p>
          </table:table-cell>
          <table:table-cell table:style-name="Таблица24.A2" office:value-type="string">
            <text:p text:style-name="Table_20_Contents">-1102146.21</text:p>
          </table:table-cell>
          <table:table-cell table:style-name="Таблица24.A2" office:value-type="string">
            <text:p text:style-name="Table_20_Contents">-1102035.35</text:p>
          </table:table-cell>
          <table:table-cell table:style-name="Таблица24.A2" office:value-type="string">
            <text:p text:style-name="Table_20_Contents">110.93</text:p>
          </table:table-cell>
          <table:table-cell table:style-name="Таблица24.H2" office:value-type="string">
            <text:p text:style-name="Table_20_Contents">Ring C1-C0-C5-C4-C3-C2 SumAnges=719.93(99.99%) SumDistance=0.0420<text:line-break/>LUMO=-0.40431<text:line-break/>HOMO=-0.46998</text:p>
          </table:table-cell>
        </table:table-row>
        <table:table-row>
          <table:table-cell table:style-name="Таблица24.A2" office:value-type="string">
            <text:p text:style-name="Table_20_Contents">N2-USinglet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287604.66</text:p>
          </table:table-cell>
          <table:table-cell table:style-name="Таблица24.A2" office:value-type="string">
            <text:p text:style-name="Table_20_Contents">-287638.48</text:p>
          </table:table-cell>
          <table:table-cell table:style-name="Таблица24.A2" office:value-type="string">
            <text:p text:style-name="Table_20_Contents">-287581.37</text:p>
          </table:table-cell>
          <table:table-cell table:style-name="Таблица24.A2" office:value-type="string">
            <text:p text:style-name="Table_20_Contents">57.15</text:p>
          </table:table-cell>
          <table:table-cell table:style-name="Таблица24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4.A2" office:value-type="string">
            <text:p text:style-name="Table_20_Contents">2-HOOC-Ph-N2+-USinglet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390163.91</text:p>
          </table:table-cell>
          <table:table-cell table:style-name="Таблица24.A2" office:value-type="string">
            <text:p text:style-name="Table_20_Contents">-1389955.92</text:p>
          </table:table-cell>
          <table:table-cell table:style-name="Таблица24.A2" office:value-type="string">
            <text:p text:style-name="Table_20_Contents">-1389839.78</text:p>
          </table:table-cell>
          <table:table-cell table:style-name="Таблица24.A2" office:value-type="string">
            <text:p text:style-name="Table_20_Contents">116.22</text:p>
          </table:table-cell>
          <table:table-cell table:style-name="Таблица24.H2" office:value-type="string">
            <text:p text:style-name="Table_20_Contents">Group N11-N10-C1 Distance C-N=1.3952 Distance N-N=1.1117 Angle=170.75<text:line-break/>Ring C1-C0-C5-C4-C3-C2 SumAnges=720.00(100.00%) SumDistance=0.0000<text:line-break/>LUMO=-0.29935<text:line-break/>HOMO=-0.46401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 table:number-columns-repeated="3"/>
        <table:table-column table:style-name="Таблица25.A"/>
        <table:table-row>
          <table:table-cell table:style-name="Таблица25.A1" office:value-type="string">
            <text:p text:style-name="Table_20_Contents">T</text:p>
          </table:table-cell>
          <table:table-cell table:style-name="Таблица25.A1" office:value-type="string">
            <text:p text:style-name="Table_20_Contents">dE</text:p>
          </table:table-cell>
          <table:table-cell table:style-name="Таблица25.A1" office:value-type="string">
            <text:p text:style-name="Table_20_Contents">dG</text:p>
          </table:table-cell>
          <table:table-cell table:style-name="Таблица25.A1" office:value-type="string">
            <text:p text:style-name="Table_20_Contents">dH</text:p>
          </table:table-cell>
          <table:table-cell table:style-name="Таблица25.E1" office:value-type="string">
            <text:p text:style-name="Table_20_Contents">dS*T</text:p>
          </table:table-cell>
        </table:table-row>
        <table:table-row>
          <table:table-cell table:style-name="Таблица25.A2" office:value-type="string">
            <text:p text:style-name="Table_20_Contents">298.15</text:p>
          </table:table-cell>
          <table:table-cell table:style-name="Таблица25.A2" office:value-type="string">
            <text:p text:style-name="Table_20_Contents">-239.00</text:p>
          </table:table-cell>
          <table:table-cell table:style-name="Таблица25.A2" office:value-type="string">
            <text:p text:style-name="Table_20_Contents">-171.23</text:p>
          </table:table-cell>
          <table:table-cell table:style-name="Таблица25.A2" office:value-type="string">
            <text:p text:style-name="Table_20_Contents">-223.06</text:p>
          </table:table-cell>
          <table:table-cell table:style-name="Таблица25.E2" office:value-type="string">
            <text:p text:style-name="Table_20_Contents">-51.86</text:p>
          </table:table-cell>
        </table:table-row>
      </table:table>
      <text:p text:style-name="Text_20_body"/>
      <text:h text:style-name="Heading_20_3" text:outline-level="3"><text:bookmark text:name="r13"/>Reaction: <text:a xlink:type="simple" xlink:href="../mol/4-HOOC-Ph+-USinglet.mol" text:style-name="Internet_20_link" text:visited-style-name="Visited_20_Internet_20_Link">4-HOOC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 table:number-columns-repeated="2"/>
        <table:table-column table:style-name="Таблица26.C"/>
        <table:table-column table:style-name="Таблица26.H"/>
        <text:soft-page-break/>
        <table:table-row>
          <table:table-cell table:style-name="Таблица26.A1" office:value-type="string">
            <text:p text:style-name="Table_20_Contents">Name</text:p>
          </table:table-cell>
          <table:table-cell table:style-name="Таблица26.A1" office:value-type="string">
            <text:p text:style-name="Table_20_Contents">k</text:p>
          </table:table-cell>
          <table:table-cell table:style-name="Таблица26.A1" office:value-type="string">
            <text:p text:style-name="Table_20_Contents">T</text:p>
          </table:table-cell>
          <table:table-cell table:style-name="Таблица26.A1" office:value-type="string">
            <text:p text:style-name="Table_20_Contents">E0</text:p>
          </table:table-cell>
          <table:table-cell table:style-name="Таблица26.A1" office:value-type="string">
            <text:p text:style-name="Table_20_Contents">G</text:p>
          </table:table-cell>
          <table:table-cell table:style-name="Таблица26.A1" office:value-type="string">
            <text:p text:style-name="Table_20_Contents">H</text:p>
          </table:table-cell>
          <table:table-cell table:style-name="Таблица26.A1" office:value-type="string">
            <text:p text:style-name="Table_20_Contents">S*T</text:p>
          </table:table-cell>
          <table:table-cell table:style-name="Таблица26.H1" office:value-type="string">
            <text:p text:style-name="Table_20_Contents">Properties</text:p>
          </table:table-cell>
        </table:table-row>
        <table:table-row>
          <table:table-cell table:style-name="Таблица26.A2" office:value-type="string">
            <text:p text:style-name="Table_20_Contents">4-HOOC-Ph+-USinglet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102398.78</text:p>
          </table:table-cell>
          <table:table-cell table:style-name="Таблица26.A2" office:value-type="string">
            <text:p text:style-name="Table_20_Contents">-1102222.71</text:p>
          </table:table-cell>
          <table:table-cell table:style-name="Таблица26.A2" office:value-type="string">
            <text:p text:style-name="Table_20_Contents">-1102115.58</text:p>
          </table:table-cell>
          <table:table-cell table:style-name="Таблица26.A2" office:value-type="string">
            <text:p text:style-name="Table_20_Contents">107.21</text:p>
          </table:table-cell>
          <table:table-cell table:style-name="Таблица26.H2" office:value-type="string">
            <text:p text:style-name="Table_20_Contents">Ring C1-C0-C5-C4-C3-C2 SumAnges=720.00(100.00%) SumDistance=0.0006<text:line-break/>LUMO=-0.35718<text:line-break/>HOMO=-0.4503</text:p>
          </table:table-cell>
        </table:table-row>
        <table:table-row>
          <table:table-cell table:style-name="Таблица26.A2" office:value-type="string">
            <text:p text:style-name="Table_20_Contents">N2-USinglet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287604.66</text:p>
          </table:table-cell>
          <table:table-cell table:style-name="Таблица26.A2" office:value-type="string">
            <text:p text:style-name="Table_20_Contents">-287638.48</text:p>
          </table:table-cell>
          <table:table-cell table:style-name="Таблица26.A2" office:value-type="string">
            <text:p text:style-name="Table_20_Contents">-287581.37</text:p>
          </table:table-cell>
          <table:table-cell table:style-name="Таблица26.A2" office:value-type="string">
            <text:p text:style-name="Table_20_Contents">57.15</text:p>
          </table:table-cell>
          <table:table-cell table:style-name="Таблица26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6.A2" office:value-type="string">
            <text:p text:style-name="Table_20_Contents">4-HOOC-Ph-N2+-USinglet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390152.11</text:p>
          </table:table-cell>
          <table:table-cell table:style-name="Таблица26.A2" office:value-type="string">
            <text:p text:style-name="Table_20_Contents">-1389946.02</text:p>
          </table:table-cell>
          <table:table-cell table:style-name="Таблица26.A2" office:value-type="string">
            <text:p text:style-name="Table_20_Contents">-1389828.46</text:p>
          </table:table-cell>
          <table:table-cell table:style-name="Таблица26.A2" office:value-type="string">
            <text:p text:style-name="Table_20_Contents">117.64</text:p>
          </table:table-cell>
          <table:table-cell table:style-name="Таблица26.H2" office:value-type="string">
            <text:p text:style-name="Table_20_Contents">Group N11-N10-C1 Distance C-N=1.3844 Distance N-N=1.1136 Angle=179.89<text:line-break/>Ring C1-C0-C5-C4-C3-C2 SumAnges=720.00(100.00%) SumDistance=0.0001<text:line-break/>LUMO=-0.30815<text:line-break/>HOMO=-0.43805</text:p>
          </table:table-cell>
        </table:table-row>
      </table:table>
      <text:p text:style-name="Text_20_body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B"/>
        <table:table-column table:style-name="Таблица27.A"/>
        <table:table-row>
          <table:table-cell table:style-name="Таблица27.A1" office:value-type="string">
            <text:p text:style-name="Table_20_Contents">T</text:p>
          </table:table-cell>
          <table:table-cell table:style-name="Таблица27.A1" office:value-type="string">
            <text:p text:style-name="Table_20_Contents">dE</text:p>
          </table:table-cell>
          <table:table-cell table:style-name="Таблица27.A1" office:value-type="string">
            <text:p text:style-name="Table_20_Contents">dG</text:p>
          </table:table-cell>
          <table:table-cell table:style-name="Таблица27.A1" office:value-type="string">
            <text:p text:style-name="Table_20_Contents">dH</text:p>
          </table:table-cell>
          <table:table-cell table:style-name="Таблица27.E1" office:value-type="string">
            <text:p text:style-name="Table_20_Contents">dS*T</text:p>
          </table:table-cell>
        </table:table-row>
        <table:table-row>
          <table:table-cell table:style-name="Таблица27.A2" office:value-type="string">
            <text:p text:style-name="Table_20_Contents">298.15</text:p>
          </table:table-cell>
          <table:table-cell table:style-name="Таблица27.A2" office:value-type="string">
            <text:p text:style-name="Table_20_Contents">-148.67</text:p>
          </table:table-cell>
          <table:table-cell table:style-name="Таблица27.A2" office:value-type="string">
            <text:p text:style-name="Table_20_Contents">-84.83</text:p>
          </table:table-cell>
          <table:table-cell table:style-name="Таблица27.A2" office:value-type="string">
            <text:p text:style-name="Table_20_Contents">-131.52</text:p>
          </table:table-cell>
          <table:table-cell table:style-name="Таблица27.E2" office:value-type="string">
            <text:p text:style-name="Table_20_Contents">-46.72</text:p>
          </table:table-cell>
        </table:table-row>
      </table:table>
      <text:p text:style-name="Text_20_body"/>
      <text:h text:style-name="Heading_20_3" text:outline-level="3"><text:bookmark text:name="r14"/>Reaction: <text:a xlink:type="simple" xlink:href="../mol/4-HOOC-Ph+-UTriplet.mol" text:style-name="Internet_20_link" text:visited-style-name="Visited_20_Internet_20_Link">4-HOOC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 table:number-columns-repeated="2"/>
        <table:table-column table:style-name="Таблица28.G"/>
        <table:table-column table:style-name="Таблица28.H"/>
        <table:table-row>
          <table:table-cell table:style-name="Таблица28.A1" office:value-type="string">
            <text:p text:style-name="Table_20_Contents">Name</text:p>
          </table:table-cell>
          <table:table-cell table:style-name="Таблица28.A1" office:value-type="string">
            <text:p text:style-name="Table_20_Contents">k</text:p>
          </table:table-cell>
          <table:table-cell table:style-name="Таблица28.A1" office:value-type="string">
            <text:p text:style-name="Table_20_Contents">T</text:p>
          </table:table-cell>
          <table:table-cell table:style-name="Таблица28.A1" office:value-type="string">
            <text:p text:style-name="Table_20_Contents">E0</text:p>
          </table:table-cell>
          <table:table-cell table:style-name="Таблица28.A1" office:value-type="string">
            <text:p text:style-name="Table_20_Contents">G</text:p>
          </table:table-cell>
          <table:table-cell table:style-name="Таблица28.A1" office:value-type="string">
            <text:p text:style-name="Table_20_Contents">H</text:p>
          </table:table-cell>
          <table:table-cell table:style-name="Таблица28.A1" office:value-type="string">
            <text:p text:style-name="Table_20_Contents">S*T</text:p>
          </table:table-cell>
          <table:table-cell table:style-name="Таблица28.H1" office:value-type="string">
            <text:p text:style-name="Table_20_Contents">Properties</text:p>
          </table:table-cell>
        </table:table-row>
        <table:table-row>
          <table:table-cell table:style-name="Таблица28.A2" office:value-type="string">
            <text:p text:style-name="Table_20_Contents">4-HOOC-Ph+-UTriplet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102327.75</text:p>
          </table:table-cell>
          <table:table-cell table:style-name="Таблица28.A2" office:value-type="string">
            <text:p text:style-name="Table_20_Contents">-1102152.62</text:p>
          </table:table-cell>
          <table:table-cell table:style-name="Таблица28.A2" office:value-type="string">
            <text:p text:style-name="Table_20_Contents">-1102042.36</text:p>
          </table:table-cell>
          <table:table-cell table:style-name="Таблица28.A2" office:value-type="string">
            <text:p text:style-name="Table_20_Contents">110.33</text:p>
          </table:table-cell>
          <table:table-cell table:style-name="Таблица28.H2" office:value-type="string">
            <text:p text:style-name="Table_20_Contents">Ring C1-C0-C5-C4-C3-C2 SumAnges=719.85(99.98%) SumDistance=0.0685<text:line-break/>LUMO=-0.40269<text:line-break/>HOMO=-0.46818</text:p>
          </table:table-cell>
        </table:table-row>
        <table:table-row>
          <table:table-cell table:style-name="Таблица28.A2" office:value-type="string">
            <text:p text:style-name="Table_20_Contents">N2-USinglet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287604.66</text:p>
          </table:table-cell>
          <table:table-cell table:style-name="Таблица28.A2" office:value-type="string">
            <text:p text:style-name="Table_20_Contents">-287638.48</text:p>
          </table:table-cell>
          <table:table-cell table:style-name="Таблица28.A2" office:value-type="string">
            <text:p text:style-name="Table_20_Contents">-287581.37</text:p>
          </table:table-cell>
          <table:table-cell table:style-name="Таблица28.A2" office:value-type="string">
            <text:p text:style-name="Table_20_Contents">57.15</text:p>
          </table:table-cell>
          <table:table-cell table:style-name="Таблица28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28.A2" office:value-type="string">
            <text:p text:style-name="Table_20_Contents">4-HOOC-Ph-N2+-USinglet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390152.11</text:p>
          </table:table-cell>
          <table:table-cell table:style-name="Таблица28.A2" office:value-type="string">
            <text:p text:style-name="Table_20_Contents">-1389946.02</text:p>
          </table:table-cell>
          <table:table-cell table:style-name="Таблица28.A2" office:value-type="string">
            <text:p text:style-name="Table_20_Contents">-1389828.46</text:p>
          </table:table-cell>
          <table:table-cell table:style-name="Таблица28.A2" office:value-type="string">
            <text:p text:style-name="Table_20_Contents">117.64</text:p>
          </table:table-cell>
          <table:table-cell table:style-name="Таблица28.H2" office:value-type="string">
            <text:p text:style-name="Table_20_Contents">Group N11-N10-C1 Distance C-N=1.3844 Distance N-N=1.1136 Angle=179.89<text:line-break/>Ring C1-C0-C5-C4-C3-C2 SumAnges=720.00(100.00%) SumDistance=0.0001<text:line-break/>LUMO=-0.30815<text:line-break/>HOMO=-0.43805</text:p>
          </table:table-cell>
        </table:table-row>
      </table:table>
      <text:p text:style-name="Text_20_body"/>
      <table:table table:name="Таблица29" table:style-name="Таблица29">
        <table:table-column table:style-name="Таблица29.A"/>
        <table:table-column table:style-name="Таблица29.B" table:number-columns-repeated="3"/>
        <table:table-column table:style-name="Таблица29.A"/>
        <table:table-row>
          <table:table-cell table:style-name="Таблица29.A1" office:value-type="string">
            <text:p text:style-name="Table_20_Contents">T</text:p>
          </table:table-cell>
          <table:table-cell table:style-name="Таблица29.A1" office:value-type="string">
            <text:p text:style-name="Table_20_Contents">dE</text:p>
          </table:table-cell>
          <table:table-cell table:style-name="Таблица29.A1" office:value-type="string">
            <text:p text:style-name="Table_20_Contents">dG</text:p>
          </table:table-cell>
          <table:table-cell table:style-name="Таблица29.A1" office:value-type="string">
            <text:p text:style-name="Table_20_Contents">dH</text:p>
          </table:table-cell>
          <table:table-cell table:style-name="Таблица29.E1" office:value-type="string">
            <text:p text:style-name="Table_20_Contents">dS*T</text:p>
          </table:table-cell>
        </table:table-row>
        <table:table-row>
          <table:table-cell table:style-name="Таблица29.A2" office:value-type="string">
            <text:p text:style-name="Table_20_Contents">298.15</text:p>
          </table:table-cell>
          <table:table-cell table:style-name="Таблица29.A2" office:value-type="string">
            <text:p text:style-name="Table_20_Contents">-219.71</text:p>
          </table:table-cell>
          <table:table-cell table:style-name="Таблица29.A2" office:value-type="string">
            <text:p text:style-name="Table_20_Contents">-154.93</text:p>
          </table:table-cell>
          <table:table-cell table:style-name="Таблица29.A2" office:value-type="string">
            <text:p text:style-name="Table_20_Contents">-204.73</text:p>
          </table:table-cell>
          <table:table-cell table:style-name="Таблица29.E2" office:value-type="string">
            <text:p text:style-name="Table_20_Contents">-49.84</text:p>
          </table:table-cell>
        </table:table-row>
      </table:table>
      <text:p text:style-name="Text_20_body"/>
      <text:h text:style-name="Heading_20_3" text:outline-level="3"><text:bookmark text:name="r15"/>Reaction: <text:a xlink:type="simple" xlink:href="../mol/4-Br-Ph+-USinglet.mol" text:style-name="Internet_20_link" text:visited-style-name="Visited_20_Internet_20_Link">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</text:h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 table:number-columns-repeated="3"/>
        <table:table-column table:style-name="Таблица30.C"/>
        <table:table-column table:style-name="Таблица30.H"/>
        <table:table-row>
          <table:table-cell table:style-name="Таблица30.A1" office:value-type="string">
            <text:p text:style-name="Table_20_Contents">Name</text:p>
          </table:table-cell>
          <table:table-cell table:style-name="Таблица30.A1" office:value-type="string">
            <text:p text:style-name="Table_20_Contents">k</text:p>
          </table:table-cell>
          <table:table-cell table:style-name="Таблица30.A1" office:value-type="string">
            <text:p text:style-name="Table_20_Contents">T</text:p>
          </table:table-cell>
          <table:table-cell table:style-name="Таблица30.A1" office:value-type="string">
            <text:p text:style-name="Table_20_Contents">E0</text:p>
          </table:table-cell>
          <table:table-cell table:style-name="Таблица30.A1" office:value-type="string">
            <text:p text:style-name="Table_20_Contents">G</text:p>
          </table:table-cell>
          <table:table-cell table:style-name="Таблица30.A1" office:value-type="string">
            <text:p text:style-name="Table_20_Contents">H</text:p>
          </table:table-cell>
          <table:table-cell table:style-name="Таблица30.A1" office:value-type="string">
            <text:p text:style-name="Table_20_Contents">S*T</text:p>
          </table:table-cell>
          <table:table-cell table:style-name="Таблица30.H1" office:value-type="string">
            <text:p text:style-name="Table_20_Contents">Properties</text:p>
          </table:table-cell>
        </table:table-row>
        <table:table-row>
          <table:table-cell table:style-name="Таблица30.A2" office:value-type="string">
            <text:p text:style-name="Table_20_Contents">4-Br-Ph+-USinglet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364072.30</text:p>
          </table:table-cell>
          <table:table-cell table:style-name="Таблица30.A2" office:value-type="string">
            <text:p text:style-name="Table_20_Contents">-7363959.68</text:p>
          </table:table-cell>
          <table:table-cell table:style-name="Таблица30.A2" office:value-type="string">
            <text:p text:style-name="Table_20_Contents">-7363858.71</text:p>
          </table:table-cell>
          <table:table-cell table:style-name="Таблица30.A2" office:value-type="string">
            <text:p text:style-name="Table_20_Contents">101.04</text:p>
          </table:table-cell>
          <table:table-cell table:style-name="Таблица30.H2" office:value-type="string">
            <text:p text:style-name="Table_20_Contents">Ring C1-C0-C5-C4-C3-C2 SumAnges=720.00(100.00%) SumDistance=0.0007<text:line-break/>Ring C4-C3-C2-C1-C0-C5 SumAnges=720.00(100.00%) SumDistance=0.0007<text:line-break/>LUMO=-0.35808<text:line-break/>HOMO=-0.43837</text:p>
          </table:table-cell>
        </table:table-row>
        <table:table-row>
          <table:table-cell table:style-name="Таблица30.A2" office:value-type="string">
            <text:p text:style-name="Table_20_Contents">N2-USinglet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287604.66</text:p>
          </table:table-cell>
          <table:table-cell table:style-name="Таблица30.A2" office:value-type="string">
            <text:p text:style-name="Table_20_Contents">-287638.48</text:p>
          </table:table-cell>
          <table:table-cell table:style-name="Таблица30.A2" office:value-type="string">
            <text:p text:style-name="Table_20_Contents">-287581.37</text:p>
          </table:table-cell>
          <table:table-cell table:style-name="Таблица30.A2" office:value-type="string">
            <text:p text:style-name="Table_20_Contents">57.15</text:p>
          </table:table-cell>
          <table:table-cell table:style-name="Таблица30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30.A2" office:value-type="string">
            <text:p text:style-name="Table_20_Contents">4-Br-Ph-N2+-USinglet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651842.96</text:p>
          </table:table-cell>
          <table:table-cell table:style-name="Таблица30.A2" office:value-type="string">
            <text:p text:style-name="Table_20_Contents">-7651699.06</text:p>
          </table:table-cell>
          <table:table-cell table:style-name="Таблица30.A2" office:value-type="string">
            <text:p text:style-name="Table_20_Contents">-7651588.52</text:p>
          </table:table-cell>
          <table:table-cell table:style-name="Таблица30.A2" office:value-type="string">
            <text:p text:style-name="Table_20_Contents">110.62</text:p>
          </table:table-cell>
          <table:table-cell table:style-name="Таблица30.H2" office:value-type="string">
            <text:p text:style-name="Table_20_Contents">Group N11-N10-C1 Distance C-N=1.3747 Distance N-N=1.1162 Angle=179.95<text:line-break/>Ring C1-C0-C5-C4-C3-C2 SumAnges=720.00(100.00%) SumDistance=0.0003<text:line-break/>Ring C4-C3-C2-C1-C0-C5 SumAnges=720.00(100.00%) SumDistance=0.0003<text:line-break/>LUMO=-0.29735<text:line-break/>HOMO=-0.43221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 table:number-columns-repeated="3"/>
        <table:table-column table:style-name="Таблица31.A"/>
        <table:table-row>
          <table:table-cell table:style-name="Таблица31.A1" office:value-type="string">
            <text:p text:style-name="Table_20_Contents">T</text:p>
          </table:table-cell>
          <table:table-cell table:style-name="Таблица31.A1" office:value-type="string">
            <text:p text:style-name="Table_20_Contents">dE</text:p>
          </table:table-cell>
          <table:table-cell table:style-name="Таблица31.A1" office:value-type="string">
            <text:p text:style-name="Table_20_Contents">dG</text:p>
          </table:table-cell>
          <table:table-cell table:style-name="Таблица31.A1" office:value-type="string">
            <text:p text:style-name="Table_20_Contents">dH</text:p>
          </table:table-cell>
          <table:table-cell table:style-name="Таблица31.E1" office:value-type="string">
            <text:p text:style-name="Table_20_Contents">dS*T</text:p>
          </table:table-cell>
        </table:table-row>
        <table:table-row>
          <table:table-cell table:style-name="Таблица31.A2" office:value-type="string">
            <text:p text:style-name="Table_20_Contents">298.15</text:p>
          </table:table-cell>
          <table:table-cell table:style-name="Таблица31.A2" office:value-type="string">
            <text:p text:style-name="Table_20_Contents">-165.99</text:p>
          </table:table-cell>
          <table:table-cell table:style-name="Таблица31.A2" office:value-type="string">
            <text:p text:style-name="Table_20_Contents">-100.91</text:p>
          </table:table-cell>
          <table:table-cell table:style-name="Таблица31.A2" office:value-type="string">
            <text:p text:style-name="Table_20_Contents">-148.44</text:p>
          </table:table-cell>
          <table:table-cell table:style-name="Таблица31.E2" office:value-type="string">
            <text:p text:style-name="Table_20_Contents">-47.56</text:p>
          </table:table-cell>
        </table:table-row>
      </table:table>
      <text:p text:style-name="Text_20_body"/>
      <text:h text:style-name="Heading_20_3" text:outline-level="3"><text:bookmark text:name="r16"/>Reaction: <text:a xlink:type="simple" xlink:href="../mol/4-Br-Ph+-UTriplet.mol" text:style-name="Internet_20_link" text:visited-style-name="Visited_20_Internet_20_Link">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 table:number-columns-repeated="3"/>
        <table:table-column table:style-name="Таблица32.C"/>
        <table:table-column table:style-name="Таблица32.H"/>
        <text:soft-page-break/>
        <table:table-row>
          <table:table-cell table:style-name="Таблица32.A1" office:value-type="string">
            <text:p text:style-name="Table_20_Contents">Name</text:p>
          </table:table-cell>
          <table:table-cell table:style-name="Таблица32.A1" office:value-type="string">
            <text:p text:style-name="Table_20_Contents">k</text:p>
          </table:table-cell>
          <table:table-cell table:style-name="Таблица32.A1" office:value-type="string">
            <text:p text:style-name="Table_20_Contents">T</text:p>
          </table:table-cell>
          <table:table-cell table:style-name="Таблица32.A1" office:value-type="string">
            <text:p text:style-name="Table_20_Contents">E0</text:p>
          </table:table-cell>
          <table:table-cell table:style-name="Таблица32.A1" office:value-type="string">
            <text:p text:style-name="Table_20_Contents">G</text:p>
          </table:table-cell>
          <table:table-cell table:style-name="Таблица32.A1" office:value-type="string">
            <text:p text:style-name="Table_20_Contents">H</text:p>
          </table:table-cell>
          <table:table-cell table:style-name="Таблица32.A1" office:value-type="string">
            <text:p text:style-name="Table_20_Contents">S*T</text:p>
          </table:table-cell>
          <table:table-cell table:style-name="Таблица32.H1" office:value-type="string">
            <text:p text:style-name="Table_20_Contents">Properties</text:p>
          </table:table-cell>
        </table:table-row>
        <table:table-row>
          <table:table-cell table:style-name="Таблица32.A2" office:value-type="string">
            <text:p text:style-name="Table_20_Contents">4-Br-Ph+-UTriplet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364052.27</text:p>
          </table:table-cell>
          <table:table-cell table:style-name="Таблица32.A2" office:value-type="string">
            <text:p text:style-name="Table_20_Contents">-7363935.33</text:p>
          </table:table-cell>
          <table:table-cell table:style-name="Таблица32.A2" office:value-type="string">
            <text:p text:style-name="Table_20_Contents">-7363833.46</text:p>
          </table:table-cell>
          <table:table-cell table:style-name="Таблица32.A2" office:value-type="string">
            <text:p text:style-name="Table_20_Contents">101.94</text:p>
          </table:table-cell>
          <table:table-cell table:style-name="Таблица32.H2" office:value-type="string">
            <text:p text:style-name="Table_20_Contents">Ring C1-C0-C5-C4-C3-C2 SumAnges=720.00(100.00%) SumDistance=0.0007<text:line-break/>Ring C4-C3-C2-C1-C0-C5 SumAnges=720.00(100.00%) SumDistance=0.0007<text:line-break/>LUMO=-0.39169<text:line-break/>HOMO=-0.4669</text:p>
          </table:table-cell>
        </table:table-row>
        <table:table-row>
          <table:table-cell table:style-name="Таблица32.A2" office:value-type="string">
            <text:p text:style-name="Table_20_Contents">N2-USinglet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287604.66</text:p>
          </table:table-cell>
          <table:table-cell table:style-name="Таблица32.A2" office:value-type="string">
            <text:p text:style-name="Table_20_Contents">-287638.48</text:p>
          </table:table-cell>
          <table:table-cell table:style-name="Таблица32.A2" office:value-type="string">
            <text:p text:style-name="Table_20_Contents">-287581.37</text:p>
          </table:table-cell>
          <table:table-cell table:style-name="Таблица32.A2" office:value-type="string">
            <text:p text:style-name="Table_20_Contents">57.15</text:p>
          </table:table-cell>
          <table:table-cell table:style-name="Таблица32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32.A2" office:value-type="string">
            <text:p text:style-name="Table_20_Contents">4-Br-Ph-N2+-USinglet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651842.96</text:p>
          </table:table-cell>
          <table:table-cell table:style-name="Таблица32.A2" office:value-type="string">
            <text:p text:style-name="Table_20_Contents">-7651699.06</text:p>
          </table:table-cell>
          <table:table-cell table:style-name="Таблица32.A2" office:value-type="string">
            <text:p text:style-name="Table_20_Contents">-7651588.52</text:p>
          </table:table-cell>
          <table:table-cell table:style-name="Таблица32.A2" office:value-type="string">
            <text:p text:style-name="Table_20_Contents">110.62</text:p>
          </table:table-cell>
          <table:table-cell table:style-name="Таблица32.H2" office:value-type="string">
            <text:p text:style-name="Table_20_Contents">Group N11-N10-C1 Distance C-N=1.3747 Distance N-N=1.1162 Angle=179.95<text:line-break/>Ring C1-C0-C5-C4-C3-C2 SumAnges=720.00(100.00%) SumDistance=0.0003<text:line-break/>Ring C4-C3-C2-C1-C0-C5 SumAnges=720.00(100.00%) SumDistance=0.0003<text:line-break/>LUMO=-0.29735<text:line-break/>HOMO=-0.43221</text:p>
          </table:table-cell>
        </table:table-row>
      </table:table>
      <text:p text:style-name="Text_20_body"/>
      <table:table table:name="Таблица33" table:style-name="Таблица33">
        <table:table-column table:style-name="Таблица33.A"/>
        <table:table-column table:style-name="Таблица33.B" table:number-columns-repeated="3"/>
        <table:table-column table:style-name="Таблица33.A"/>
        <table:table-row>
          <table:table-cell table:style-name="Таблица33.A1" office:value-type="string">
            <text:p text:style-name="Table_20_Contents">T</text:p>
          </table:table-cell>
          <table:table-cell table:style-name="Таблица33.A1" office:value-type="string">
            <text:p text:style-name="Table_20_Contents">dE</text:p>
          </table:table-cell>
          <table:table-cell table:style-name="Таблица33.A1" office:value-type="string">
            <text:p text:style-name="Table_20_Contents">dG</text:p>
          </table:table-cell>
          <table:table-cell table:style-name="Таблица33.A1" office:value-type="string">
            <text:p text:style-name="Table_20_Contents">dH</text:p>
          </table:table-cell>
          <table:table-cell table:style-name="Таблица33.E1" office:value-type="string">
            <text:p text:style-name="Table_20_Contents">dS*T</text:p>
          </table:table-cell>
        </table:table-row>
        <table:table-row>
          <table:table-cell table:style-name="Таблица33.A2" office:value-type="string">
            <text:p text:style-name="Table_20_Contents">298.15</text:p>
          </table:table-cell>
          <table:table-cell table:style-name="Таблица33.A2" office:value-type="string">
            <text:p text:style-name="Table_20_Contents">-186.02</text:p>
          </table:table-cell>
          <table:table-cell table:style-name="Таблица33.A2" office:value-type="string">
            <text:p text:style-name="Table_20_Contents">-125.25</text:p>
          </table:table-cell>
          <table:table-cell table:style-name="Таблица33.A2" office:value-type="string">
            <text:p text:style-name="Table_20_Contents">-173.69</text:p>
          </table:table-cell>
          <table:table-cell table:style-name="Таблица33.E2" office:value-type="string">
            <text:p text:style-name="Table_20_Contents">-48.47</text:p>
          </table:table-cell>
        </table:table-row>
      </table:table>
      <text:p text:style-name="Text_20_body"/>
      <text:h text:style-name="Heading_20_3" text:outline-level="3"><text:bookmark text:name="r17"/>Reaction: <text:a xlink:type="simple" xlink:href="../mol/2-HOOC-4-Br-Ph+-USinglet.mol" text:style-name="Internet_20_link" text:visited-style-name="Visited_20_Internet_20_Link">2-HOOC-4-Br-Ph+-USing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</text:h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 table:number-columns-repeated="3"/>
        <table:table-column table:style-name="Таблица34.C"/>
        <table:table-column table:style-name="Таблица34.H"/>
        <table:table-row>
          <table:table-cell table:style-name="Таблица34.A1" office:value-type="string">
            <text:p text:style-name="Table_20_Contents">Name</text:p>
          </table:table-cell>
          <table:table-cell table:style-name="Таблица34.A1" office:value-type="string">
            <text:p text:style-name="Table_20_Contents">k</text:p>
          </table:table-cell>
          <table:table-cell table:style-name="Таблица34.A1" office:value-type="string">
            <text:p text:style-name="Table_20_Contents">T</text:p>
          </table:table-cell>
          <table:table-cell table:style-name="Таблица34.A1" office:value-type="string">
            <text:p text:style-name="Table_20_Contents">E0</text:p>
          </table:table-cell>
          <table:table-cell table:style-name="Таблица34.A1" office:value-type="string">
            <text:p text:style-name="Table_20_Contents">G</text:p>
          </table:table-cell>
          <table:table-cell table:style-name="Таблица34.A1" office:value-type="string">
            <text:p text:style-name="Table_20_Contents">H</text:p>
          </table:table-cell>
          <table:table-cell table:style-name="Таблица34.A1" office:value-type="string">
            <text:p text:style-name="Table_20_Contents">S*T</text:p>
          </table:table-cell>
          <table:table-cell table:style-name="Таблица34.H1" office:value-type="string">
            <text:p text:style-name="Table_20_Contents">Properties</text:p>
          </table:table-cell>
        </table:table-row>
        <table:table-row>
          <table:table-cell table:style-name="Таблица34.A2" office:value-type="string">
            <text:p text:style-name="Table_20_Contents">2-HOOC-4-Br-Ph+-USinglet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7859233.82</text:p>
          </table:table-cell>
          <table:table-cell table:style-name="Таблица34.A2" office:value-type="string">
            <text:p text:style-name="Table_20_Contents">-7859094.85</text:p>
          </table:table-cell>
          <table:table-cell table:style-name="Таблица34.A2" office:value-type="string">
            <text:p text:style-name="Table_20_Contents">-7858973.20</text:p>
          </table:table-cell>
          <table:table-cell table:style-name="Таблица34.A2" office:value-type="string">
            <text:p text:style-name="Table_20_Contents">121.73</text:p>
          </table:table-cell>
          <table:table-cell table:style-name="Таблица34.H2" office:value-type="string">
            <text:p text:style-name="Table_20_Contents">Ring C1-C0-C5-C4-C3-C2 SumAnges=720.00(100.00%) SumDistance=0.0007<text:line-break/>Ring C4-C3-C2-C1-C0-C5 SumAnges=720.00(100.00%) SumDistance=0.0007<text:line-break/>LUMO=-0.35825<text:line-break/>HOMO=-0.43871</text:p>
          </table:table-cell>
        </table:table-row>
        <table:table-row>
          <table:table-cell table:style-name="Таблица34.A2" office:value-type="string">
            <text:p text:style-name="Table_20_Contents">N2-USinglet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287604.66</text:p>
          </table:table-cell>
          <table:table-cell table:style-name="Таблица34.A2" office:value-type="string">
            <text:p text:style-name="Table_20_Contents">-287638.48</text:p>
          </table:table-cell>
          <table:table-cell table:style-name="Таблица34.A2" office:value-type="string">
            <text:p text:style-name="Table_20_Contents">-287581.37</text:p>
          </table:table-cell>
          <table:table-cell table:style-name="Таблица34.A2" office:value-type="string">
            <text:p text:style-name="Table_20_Contents">57.15</text:p>
          </table:table-cell>
          <table:table-cell table:style-name="Таблица34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34.A2" office:value-type="string">
            <text:p text:style-name="Table_20_Contents">2-HOOC-4-Br-Ph-N2+-USinglet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8147022.14</text:p>
          </table:table-cell>
          <table:table-cell table:style-name="Таблица34.A2" office:value-type="string">
            <text:p text:style-name="Table_20_Contents">-8146849.55</text:p>
          </table:table-cell>
          <table:table-cell table:style-name="Таблица34.A2" office:value-type="string">
            <text:p text:style-name="Table_20_Contents">-8146721.16</text:p>
          </table:table-cell>
          <table:table-cell table:style-name="Таблица34.A2" office:value-type="string">
            <text:p text:style-name="Table_20_Contents">128.48</text:p>
          </table:table-cell>
          <table:table-cell table:style-name="Таблица34.H2" office:value-type="string">
            <text:p text:style-name="Table_20_Contents">Group N10-N9-C1 Distance C-N=1.3860 Distance N-N=1.1134 Angle=171.58<text:line-break/>Ring C1-C0-C5-C4-C3-C2 SumAnges=720.00(100.00%) SumDistance=0.0000<text:line-break/>Ring C4-C3-C2-C1-C0-C5 SumAnges=720.00(100.00%) SumDistance=0.0000<text:line-break/>LUMO=-0.29765<text:line-break/>HOMO=-0.432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B"/>
        <table:table-column table:style-name="Таблица35.A"/>
        <table:table-row>
          <table:table-cell table:style-name="Таблица35.A1" office:value-type="string">
            <text:p text:style-name="Table_20_Contents">T</text:p>
          </table:table-cell>
          <table:table-cell table:style-name="Таблица35.A1" office:value-type="string">
            <text:p text:style-name="Table_20_Contents">dE</text:p>
          </table:table-cell>
          <table:table-cell table:style-name="Таблица35.A1" office:value-type="string">
            <text:p text:style-name="Table_20_Contents">dG</text:p>
          </table:table-cell>
          <table:table-cell table:style-name="Таблица35.A1" office:value-type="string">
            <text:p text:style-name="Table_20_Contents">dH</text:p>
          </table:table-cell>
          <table:table-cell table:style-name="Таблица35.E1" office:value-type="string">
            <text:p text:style-name="Table_20_Contents">dS*T</text:p>
          </table:table-cell>
        </table:table-row>
        <table:table-row>
          <table:table-cell table:style-name="Таблица35.A2" office:value-type="string">
            <text:p text:style-name="Table_20_Contents">298.15</text:p>
          </table:table-cell>
          <table:table-cell table:style-name="Таблица35.A2" office:value-type="string">
            <text:p text:style-name="Table_20_Contents">-183.66</text:p>
          </table:table-cell>
          <table:table-cell table:style-name="Таблица35.A2" office:value-type="string">
            <text:p text:style-name="Table_20_Contents">-116.23</text:p>
          </table:table-cell>
          <table:table-cell table:style-name="Таблица35.A2" office:value-type="string">
            <text:p text:style-name="Table_20_Contents">-166.60</text:p>
          </table:table-cell>
          <table:table-cell table:style-name="Таблица35.E2" office:value-type="string">
            <text:p text:style-name="Table_20_Contents">-50.40</text:p>
          </table:table-cell>
        </table:table-row>
      </table:table>
      <text:p text:style-name="Text_20_body"/>
      <text:h text:style-name="Heading_20_3" text:outline-level="3"><text:bookmark text:name="r18"/>Reaction: <text:a xlink:type="simple" xlink:href="../mol/2-HOOC-4-Br-Ph+-UTriplet.mol" text:style-name="Internet_20_link" text:visited-style-name="Visited_20_Internet_20_Link">2-HOOC-4-Br-Ph+-UTriplet</text:a> + <text:a xlink:type="simple" xlink:href="../mol/N2-USinglet.mol" text:style-name="Internet_20_link" text:visited-style-name="Visited_20_Internet_20_Link">N</text:a><text:a xlink:type="simple" xlink:href="../mol/N2-USinglet.mol" text:style-name="Internet_20_link" text:visited-style-name="Visited_20_Internet_20_Link"><text:span text:style-name="T1">2</text:span></text:a><text:a xlink:type="simple" xlink:href="../mol/N2-USinglet.mol" text:style-name="Internet_20_link" text:visited-style-name="Visited_20_Internet_20_Link">-USinglet</text:a> =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</text:h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 table:number-columns-repeated="3"/>
        <table:table-column table:style-name="Таблица36.C"/>
        <table:table-column table:style-name="Таблица36.H"/>
        <table:table-row>
          <table:table-cell table:style-name="Таблица36.A1" office:value-type="string">
            <text:p text:style-name="Table_20_Contents">Name</text:p>
          </table:table-cell>
          <table:table-cell table:style-name="Таблица36.A1" office:value-type="string">
            <text:p text:style-name="Table_20_Contents">k</text:p>
          </table:table-cell>
          <table:table-cell table:style-name="Таблица36.A1" office:value-type="string">
            <text:p text:style-name="Table_20_Contents">T</text:p>
          </table:table-cell>
          <table:table-cell table:style-name="Таблица36.A1" office:value-type="string">
            <text:p text:style-name="Table_20_Contents">E0</text:p>
          </table:table-cell>
          <table:table-cell table:style-name="Таблица36.A1" office:value-type="string">
            <text:p text:style-name="Table_20_Contents">G</text:p>
          </table:table-cell>
          <table:table-cell table:style-name="Таблица36.A1" office:value-type="string">
            <text:p text:style-name="Table_20_Contents">H</text:p>
          </table:table-cell>
          <table:table-cell table:style-name="Таблица36.A1" office:value-type="string">
            <text:p text:style-name="Table_20_Contents">S*T</text:p>
          </table:table-cell>
          <table:table-cell table:style-name="Таблица36.H1" office:value-type="string">
            <text:p text:style-name="Table_20_Contents">Properties</text:p>
          </table:table-cell>
        </table:table-row>
        <table:table-row>
          <table:table-cell table:style-name="Таблица36.A2" office:value-type="string">
            <text:p text:style-name="Table_20_Contents">2-HOOC-4-Br-Ph+-UTriplet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7859215.61</text:p>
          </table:table-cell>
          <table:table-cell table:style-name="Таблица36.A2" office:value-type="string">
            <text:p text:style-name="Table_20_Contents">-7859073.68</text:p>
          </table:table-cell>
          <table:table-cell table:style-name="Таблица36.A2" office:value-type="string">
            <text:p text:style-name="Table_20_Contents">-7858950.71</text:p>
          </table:table-cell>
          <table:table-cell table:style-name="Таблица36.A2" office:value-type="string">
            <text:p text:style-name="Table_20_Contents">123.06</text:p>
          </table:table-cell>
          <table:table-cell table:style-name="Таблица36.H2" office:value-type="string">
            <text:p text:style-name="Table_20_Contents">Ring C1-C0-C5-C4-C3-C2 SumAnges=720.00(100.00%) SumDistance=0.0001<text:line-break/>Ring C4-C3-C2-C1-C0-C5 SumAnges=720.00(100.00%) SumDistance=0.0001<text:line-break/>LUMO=-0.39448<text:line-break/>HOMO=-0.44917</text:p>
          </table:table-cell>
        </table:table-row>
        <table:table-row>
          <table:table-cell table:style-name="Таблица36.A2" office:value-type="string">
            <text:p text:style-name="Table_20_Contents">N2-USinglet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287604.66</text:p>
          </table:table-cell>
          <table:table-cell table:style-name="Таблица36.A2" office:value-type="string">
            <text:p text:style-name="Table_20_Contents">-287638.48</text:p>
          </table:table-cell>
          <table:table-cell table:style-name="Таблица36.A2" office:value-type="string">
            <text:p text:style-name="Table_20_Contents">-287581.37</text:p>
          </table:table-cell>
          <table:table-cell table:style-name="Таблица36.A2" office:value-type="string">
            <text:p text:style-name="Table_20_Contents">57.15</text:p>
          </table:table-cell>
          <table:table-cell table:style-name="Таблица36.H2" office:value-type="string">
            <text:p text:style-name="Table_20_Contents">LUMO=-0.03975<text:line-break/>HOMO=-0.43847</text:p>
          </table:table-cell>
        </table:table-row>
        <table:table-row>
          <table:table-cell table:style-name="Таблица36.A2" office:value-type="string">
            <text:p text:style-name="Table_20_Contents">2-HOOC-4-Br-Ph-N2+-USinglet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8147022.14</text:p>
          </table:table-cell>
          <table:table-cell table:style-name="Таблица36.A2" office:value-type="string">
            <text:p text:style-name="Table_20_Contents">-8146849.55</text:p>
          </table:table-cell>
          <table:table-cell table:style-name="Таблица36.A2" office:value-type="string">
            <text:p text:style-name="Table_20_Contents">-8146721.16</text:p>
          </table:table-cell>
          <table:table-cell table:style-name="Таблица36.A2" office:value-type="string">
            <text:p text:style-name="Table_20_Contents">128.48</text:p>
          </table:table-cell>
          <table:table-cell table:style-name="Таблица36.H2" office:value-type="string">
            <text:p text:style-name="Table_20_Contents">Group N10-N9-C1 Distance C-N=1.3860 Distance N-N=1.1134 Angle=171.58<text:line-break/>Ring C1-C0-C5-C4-C3-C2 SumAnges=720.00(100.00%) SumDistance=0.0000<text:line-break/>Ring C4-C3-C2-C1-C0-C5 SumAnges=720.00(100.00%) SumDistance=0.0000<text:line-break/>LUMO=-0.29765<text:line-break/>HOMO=-0.432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 table:number-columns-repeated="3"/>
        <table:table-column table:style-name="Таблица37.A"/>
        <table:table-row>
          <table:table-cell table:style-name="Таблица37.A1" office:value-type="string">
            <text:p text:style-name="Table_20_Contents">T</text:p>
          </table:table-cell>
          <table:table-cell table:style-name="Таблица37.A1" office:value-type="string">
            <text:p text:style-name="Table_20_Contents">dE</text:p>
          </table:table-cell>
          <table:table-cell table:style-name="Таблица37.A1" office:value-type="string">
            <text:p text:style-name="Table_20_Contents">dG</text:p>
          </table:table-cell>
          <table:table-cell table:style-name="Таблица37.A1" office:value-type="string">
            <text:p text:style-name="Table_20_Contents">dH</text:p>
          </table:table-cell>
          <table:table-cell table:style-name="Таблица37.E1" office:value-type="string">
            <text:p text:style-name="Table_20_Contents">dS*T</text:p>
          </table:table-cell>
        </table:table-row>
        <table:table-row>
          <table:table-cell table:style-name="Таблица37.A2" office:value-type="string">
            <text:p text:style-name="Table_20_Contents">298.15</text:p>
          </table:table-cell>
          <table:table-cell table:style-name="Таблица37.A2" office:value-type="string">
            <text:p text:style-name="Table_20_Contents">-201.87</text:p>
          </table:table-cell>
          <table:table-cell table:style-name="Таблица37.A2" office:value-type="string">
            <text:p text:style-name="Table_20_Contents">-137.40</text:p>
          </table:table-cell>
          <table:table-cell table:style-name="Таблица37.A2" office:value-type="string">
            <text:p text:style-name="Table_20_Contents">-189.09</text:p>
          </table:table-cell>
          <table:table-cell table:style-name="Таблица37.E2" office:value-type="string">
            <text:p text:style-name="Table_20_Contents">-51.7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7" meta:image-count="0" meta:object-count="0" meta:page-count="7" meta:paragraph-count="891" meta:word-count="1411" meta:character-count="13014" meta:non-whitespace-character-count="12494"/>
    <meta:generator>LibreOffice/5.2.7.2$Linux_X86_64 LibreOffice_project/20m0$Build-2</meta:generator>
  </office:meta>
</office:document-meta>
</file>